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36e08"/>
    </style:style>
    <style:style style:name="P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c9817"/>
    </style:style>
    <style:style style:name="P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9efe1"/>
    </style:style>
    <style:style style:name="P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173832"/>
    </style:style>
    <style:style style:name="P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61e0f"/>
    </style:style>
    <style:style style:name="P6" style:family="paragraph" style:parent-style-name="Standard">
      <style:paragraph-properties fo:margin-left="0in" fo:margin-right="0in" fo:line-height="150%" fo:text-align="start"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282955"/>
    </style:style>
    <style:style style:name="P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261e0f"/>
    </style:style>
    <style:style style:name="P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261e0f" officeooo:paragraph-rsid="003b133f"/>
    </style:style>
    <style:style style:name="P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73832" officeooo:paragraph-rsid="00173832"/>
    </style:style>
    <style:style style:name="P1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ce181e" style:font-name="Liberation Serif" fo:font-size="12pt" fo:letter-spacing="normal" fo:font-style="normal" fo:font-weight="normal" officeooo:rsid="00136e08" officeooo:paragraph-rsid="0019efe1"/>
    </style:style>
    <style:style style:name="P11"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style:style>
    <style:style style:name="P1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1c9817"/>
    </style:style>
    <style:style style:name="P1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3a9f66"/>
    </style:style>
    <style:style style:name="P1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136e08"/>
    </style:style>
    <style:style style:name="P1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36e08"/>
    </style:style>
    <style:style style:name="P1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paragraph-rsid="00173832"/>
    </style:style>
    <style:style style:name="P1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282955"/>
    </style:style>
    <style:style style:name="P1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9101d" officeooo:paragraph-rsid="0029101d" style:font-style-asian="normal" style:font-style-complex="normal"/>
    </style:style>
    <style:style style:name="P1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61e0f" fo:background-color="transparent"/>
    </style:style>
    <style:style style:name="P20"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0fb86d" fo:background-color="transparent"/>
    </style:style>
    <style:style style:name="P21"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61556" officeooo:paragraph-rsid="00461556" fo:background-color="transparent" style:font-name-asian="Century Schoolbook" style:font-size-asian="12pt" style:font-style-asian="normal" style:font-name-complex="Century Schoolbook" style:font-size-complex="12pt" style:font-style-complex="normal"/>
    </style:style>
    <style:style style:name="P22"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fe3a6" officeooo:paragraph-rsid="002fe3a6"/>
    </style:style>
    <style:style style:name="P2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a9f66" officeooo:paragraph-rsid="003a9f66"/>
    </style:style>
    <style:style style:name="P2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c229f" officeooo:paragraph-rsid="003c229f"/>
    </style:style>
    <style:style style:name="P2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59f08" officeooo:paragraph-rsid="00261e0f"/>
    </style:style>
    <style:style style:name="P2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3166b" officeooo:paragraph-rsid="0033166b"/>
    </style:style>
    <style:style style:name="P2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ff0000" style:font-name="Liberation Serif" fo:font-size="12pt" fo:letter-spacing="normal" fo:font-style="normal" fo:font-weight="normal" officeooo:rsid="00118a12" officeooo:paragraph-rsid="00261e0f"/>
    </style:style>
    <style:style style:name="P28"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1e0f"/>
    </style:style>
    <style:style style:name="P29" style:family="paragraph" style:parent-style-name="Standard">
      <style:paragraph-properties fo:margin-left="0in" fo:margin-right="0in" fo:line-height="150%" fo:text-align="justify" style:justify-single-word="false" fo:orphans="2" fo:widows="2" fo:text-indent="0in" style:auto-text-indent="false"/>
      <style:text-properties officeooo:paragraph-rsid="0026b81f"/>
    </style:style>
    <style:style style:name="P30" style:family="paragraph" style:parent-style-name="Standard">
      <style:paragraph-properties fo:margin-left="0in" fo:margin-right="0in" fo:line-height="150%" fo:text-align="justify" style:justify-single-word="false" fo:orphans="2" fo:widows="2" fo:text-indent="0in" style:auto-text-indent="false"/>
      <style:text-properties officeooo:paragraph-rsid="00314888"/>
    </style:style>
    <style:style style:name="P31" style:family="paragraph" style:parent-style-name="Standard">
      <style:paragraph-properties fo:margin-left="0in" fo:margin-right="0in" fo:line-height="150%" fo:text-align="justify" style:justify-single-word="false" fo:orphans="2" fo:widows="2" fo:text-indent="0in" style:auto-text-indent="false"/>
      <style:text-properties officeooo:paragraph-rsid="003a9f66"/>
    </style:style>
    <style:style style:name="P32" style:family="paragraph" style:parent-style-name="Standard">
      <style:paragraph-properties fo:margin-left="0in" fo:margin-right="0in" fo:line-height="150%" fo:text-align="justify" style:justify-single-word="false" fo:orphans="2" fo:widows="2" fo:text-indent="0in" style:auto-text-indent="false"/>
      <style:text-properties officeooo:paragraph-rsid="0033166b"/>
    </style:style>
    <style:style style:name="P33" style:family="paragraph" style:parent-style-name="Standard">
      <style:paragraph-properties fo:margin-left="0in" fo:margin-right="0in" fo:line-height="150%" fo:text-align="start" style:justify-single-word="false" fo:orphans="2" fo:widows="2" fo:text-indent="0in" style:auto-text-indent="false"/>
      <style:text-properties officeooo:paragraph-rsid="003c229f"/>
    </style:style>
    <style:style style:name="P34"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14da76"/>
    </style:style>
    <style:style style:name="P35"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336691" officeooo:paragraph-rsid="00336691"/>
    </style:style>
    <style:style style:name="P36" style:family="paragraph" style:parent-style-name="Standard">
      <style:paragraph-properties fo:margin-left="0in" fo:margin-right="0in" fo:line-height="150%" fo:text-align="justify" style:justify-single-word="false" fo:orphans="2" fo:widows="2" fo:text-indent="0in" style:auto-text-indent="false"/>
      <style:text-properties officeooo:rsid="003a9f66" officeooo:paragraph-rsid="003c229f"/>
    </style:style>
    <style:style style:name="P37" style:family="paragraph" style:parent-style-name="Standard">
      <style:paragraph-properties fo:margin-left="0in" fo:margin-right="0in" fo:line-height="115%" fo:text-align="justify" style:justify-single-word="false" fo:orphans="2" fo:widows="2" fo:text-indent="0in" style:auto-text-indent="false"/>
      <style:text-properties officeooo:paragraph-rsid="00461556"/>
    </style:style>
    <style:style style:name="P38"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4a3b95"/>
    </style:style>
    <style:style style:name="P39" style:family="paragraph" style:parent-style-name="Standard">
      <style:paragraph-properties fo:margin-left="0.4925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29101d" officeooo:paragraph-rsid="004c73cb" style:font-style-asian="normal" style:font-style-complex="normal"/>
    </style:style>
    <style:style style:name="P40" style:family="paragraph" style:parent-style-name="Standard">
      <style:paragraph-properties fo:margin-left="0.4925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52f3a4" fo:background-color="transparent"/>
    </style:style>
    <style:style style:name="P41"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336691" officeooo:paragraph-rsid="0052f3a4"/>
    </style:style>
    <style:style style:name="P42"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4c73cb" officeooo:paragraph-rsid="004c73cb" style:font-style-asian="normal" style:font-style-complex="normal"/>
    </style:style>
    <style:style style:name="P43" style:family="paragraph" style:parent-style-name="Standard">
      <style:paragraph-properties fo:margin-left="0in" fo:margin-right="0in" fo:line-height="115%" fo:text-align="justify" style:justify-single-word="false" fo:orphans="2" fo:widows="2" fo:text-indent="0in" style:auto-text-indent="false">
        <style:tab-stops>
          <style:tab-stop style:position="0.7555in"/>
        </style:tab-stops>
      </style:paragraph-properties>
      <style:text-properties fo:font-variant="normal" fo:text-transform="none" fo:color="#2a6099" style:font-name="Liberation Serif" fo:font-size="12pt" fo:letter-spacing="normal" fo:font-style="normal" fo:font-weight="normal" officeooo:rsid="004c73cb" officeooo:paragraph-rsid="004c73cb" style:font-style-asian="normal" style:font-style-complex="normal"/>
    </style:style>
    <style:style style:name="P44" style:family="paragraph" style:parent-style-name="Standard">
      <style:paragraph-properties fo:margin-left="0in" fo:margin-right="0in" fo:line-height="115%" fo:text-align="justify" style:justify-single-word="false" fo:orphans="2" fo:widows="2" fo:text-indent="0in" style:auto-text-indent="false"/>
      <style:text-properties officeooo:paragraph-rsid="002ebe92"/>
    </style:style>
    <style:style style:name="P4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52f3a4"/>
    </style:style>
    <style:style style:name="P46"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52f3a4"/>
    </style:style>
    <style:style style:name="P47"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2a4e5f" fo:background-color="transparent"/>
    </style:style>
    <style:style style:name="P48"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0fb86d" officeooo:paragraph-rsid="004fd712" fo:background-color="transparent"/>
    </style:style>
    <style:style style:name="P49"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4fd712" fo:background-color="transparent"/>
    </style:style>
    <style:style style:name="P50"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61556" officeooo:paragraph-rsid="005359e4" fo:background-color="transparent" style:font-name-asian="Century Schoolbook" style:font-size-asian="12pt" style:font-style-asian="normal" style:font-name-complex="Century Schoolbook" style:font-size-complex="12pt" style:font-style-complex="normal"/>
    </style:style>
    <style:style style:name="P51"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461556" officeooo:paragraph-rsid="00461556" fo:background-color="transparent" style:font-name-asian="Century Schoolbook" style:font-size-asian="12pt" style:font-style-asian="normal" style:font-name-complex="Century Schoolbook" style:font-size-complex="12pt" style:font-style-complex="normal"/>
    </style:style>
    <style:style style:name="P52" style:family="paragraph" style:parent-style-name="Standard">
      <style:paragraph-properties fo:margin-left="0in" fo:margin-right="0in"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82955" officeooo:paragraph-rsid="00461556" fo:background-color="transparent" style:font-name-asian="Century Schoolbook" style:font-size-asian="12pt" style:font-style-asian="normal" style:font-name-complex="Century Schoolbook" style:font-size-complex="12pt" style:font-style-complex="normal"/>
    </style:style>
    <style:style style:name="P53"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305a59"/>
    </style:style>
    <style:style style:name="P54"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4fd712"/>
    </style:style>
    <style:style style:name="P55" style:family="paragraph" style:parent-style-name="Standard">
      <style:paragraph-properties fo:margin-left="0in" fo:margin-right="0in" fo:line-height="150%" fo:text-align="justify" style:justify-single-word="false" fo:orphans="2" fo:widows="2" fo:text-indent="0in" style:auto-text-indent="false"/>
      <style:text-properties fo:font-variant="normal" fo:text-transform="none" fo:color="#222222" style:font-name="Liberation Serif" fo:font-size="12pt" fo:letter-spacing="normal" fo:font-style="normal" fo:font-weight="normal" officeooo:paragraph-rsid="0050fb1f"/>
    </style:style>
    <style:style style:name="P56" style:family="paragraph" style:parent-style-name="Standard">
      <style:paragraph-properties fo:margin-left="0in" fo:margin-right="0in" fo:line-height="150%" fo:text-align="justify" style:justify-single-word="false" fo:orphans="2" fo:widows="2" fo:text-indent="0in" style:auto-text-indent="false"/>
      <style:text-properties officeooo:paragraph-rsid="004fd712"/>
    </style:style>
    <style:style style:name="P57" style:family="paragraph" style:parent-style-name="Standard">
      <style:paragraph-properties fo:margin-left="0in" fo:margin-right="0in" fo:line-height="150%" fo:text-align="justify" style:justify-single-word="false" fo:orphans="2" fo:widows="2" fo:text-indent="0in" style:auto-text-indent="false"/>
      <style:text-properties officeooo:paragraph-rsid="0050fb1f"/>
    </style:style>
    <style:style style:name="P58" style:family="paragraph" style:parent-style-name="Standard">
      <style:paragraph-properties fo:margin-left="0in" fo:margin-right="0in" fo:line-height="150%" fo:text-align="justify" style:justify-single-word="false" fo:orphans="2" fo:widows="2" fo:text-indent="0in" style:auto-text-indent="false"/>
      <style:text-properties officeooo:paragraph-rsid="0052f3a4"/>
    </style:style>
    <style:style style:name="P59"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0fb86d" officeooo:paragraph-rsid="002ebe92"/>
    </style:style>
    <style:style style:name="P60" style:family="paragraph" style:parent-style-name="Standard">
      <style:paragraph-properties fo:margin-left="0in" fo:margin-right="0in" fo:line-height="150%" fo:text-align="justify" style:justify-single-word="false" fo:orphans="2" fo:widows="2" fo:text-indent="0in" style:auto-text-indent="false"/>
      <style:text-properties fo:color="#2a6099" officeooo:rsid="004d1b82" officeooo:paragraph-rsid="004d1b82"/>
    </style:style>
    <style:style style:name="P61" style:family="paragraph" style:parent-style-name="Standard">
      <style:paragraph-properties fo:margin-left="0in" fo:margin-right="0in" fo:line-height="150%" fo:text-align="justify" style:justify-single-word="false" fo:orphans="2" fo:widows="2" fo:text-indent="0in" style:auto-text-indent="false"/>
      <style:text-properties fo:color="#2a6099" officeooo:paragraph-rsid="004d1b82"/>
    </style:style>
    <style:style style:name="P62" style:family="paragraph" style:parent-style-name="Standard">
      <style:paragraph-properties fo:margin-left="0in" fo:margin-right="0in" fo:line-height="115%" fo:text-align="justify" style:justify-single-word="false" fo:orphans="2" fo:widows="2" fo:text-indent="0in" style:auto-text-indent="false"/>
      <style:text-properties officeooo:paragraph-rsid="00461556"/>
    </style:style>
    <style:style style:name="P63" style:family="paragraph" style:parent-style-name="Standard">
      <style:paragraph-properties fo:margin-left="0in" fo:margin-right="0in" fo:line-height="115%" fo:text-align="justify" style:justify-single-word="false" fo:orphans="2" fo:widows="2" fo:text-indent="0in" style:auto-text-indent="false"/>
      <style:text-properties officeooo:paragraph-rsid="005654fd"/>
    </style:style>
    <style:style style:name="P64" style:family="paragraph" style:parent-style-name="Standard">
      <style:paragraph-properties fo:margin-left="0in" fo:margin-right="0in" fo:line-height="150%" fo:text-align="justify" style:justify-single-word="false" fo:orphans="2" fo:widows="2" fo:text-indent="0in" style:auto-text-indent="false"/>
      <style:text-properties officeooo:rsid="005359e4" officeooo:paragraph-rsid="005359e4"/>
    </style:style>
    <style:style style:name="P65"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4d1b82"/>
    </style:style>
    <style:style style:name="P66"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1c9817" officeooo:paragraph-rsid="004fd712" fo:background-color="transparent"/>
    </style:style>
    <style:style style:name="P67" style:family="paragraph" style:parent-style-name="Standard">
      <style:paragraph-properties fo:margin-left="0.4925in" fo:margin-right="0in" fo:line-height="150%"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261e0f" officeooo:paragraph-rsid="00261e0f"/>
    </style:style>
    <style:style style:name="P68" style:family="paragraph" style:parent-style-name="Standard">
      <style:paragraph-properties fo:margin-left="0.4925in" fo:margin-right="0in" fo:line-height="150%" fo:text-align="justify" style:justify-single-word="false" fo:orphans="2" fo:widows="2" fo:text-indent="0in" style:auto-text-indent="false"/>
      <style:text-properties fo:color="#2a6099" officeooo:rsid="004d1b82" officeooo:paragraph-rsid="004d1b82"/>
    </style:style>
    <style:style style:name="P69" style:family="paragraph" style:parent-style-name="Standard">
      <style:paragraph-properties fo:margin-left="0.4925in" fo:margin-right="0in" fo:line-height="115%" fo:text-align="justify" style:justify-single-word="false" fo:orphans="2" fo:widows="2" fo:text-indent="0in" style:auto-text-indent="false"/>
      <style:text-properties fo:color="#2a6099" style:font-name="Liberation Serif" officeooo:paragraph-rsid="004d1b82"/>
    </style:style>
    <style:style style:name="P70" style:family="paragraph" style:parent-style-name="Standard">
      <style:paragraph-properties fo:margin-left="0.4925in" fo:margin-right="0in" fo:line-height="115%" fo:text-align="justify" style:justify-single-word="false" fo:orphans="2" fo:widows="2" fo:text-indent="0in" style:auto-text-indent="false"/>
      <style:text-properties fo:color="#2a6099" officeooo:paragraph-rsid="004d1b82"/>
    </style:style>
    <style:style style:name="P71" style:family="paragraph" style:parent-style-name="Standard">
      <style:paragraph-properties fo:margin-left="0.4925in" fo:margin-right="0in" fo:line-height="115%" fo:text-align="justify" style:justify-single-word="false" fo:orphans="2" fo:widows="2" fo:text-indent="0in" style:auto-text-indent="false"/>
      <style:text-properties officeooo:rsid="005359e4" officeooo:paragraph-rsid="005359e4"/>
    </style:style>
    <style:style style:name="P72" style:family="paragraph" style:parent-style-name="Standard">
      <style:paragraph-properties fo:margin-left="0.4925in" fo:margin-right="0in" fo:margin-top="0.0783in" fo:margin-bottom="0in" loext:contextual-spacing="false" fo:line-height="115%" fo:text-align="justify" style:justify-single-word="false" fo:orphans="2" fo:widows="2" fo:text-indent="0in" style:auto-text-indent="false"/>
      <style:text-properties fo:font-variant="normal" fo:text-transform="none" fo:color="#2a6099" style:font-name="Liberation Serif" fo:font-size="12pt" fo:letter-spacing="normal" fo:font-style="normal" fo:font-weight="normal" officeooo:rsid="00305a59" officeooo:paragraph-rsid="00509f32"/>
    </style:style>
    <style:style style:name="T1" style:family="text">
      <style:text-properties fo:font-variant="normal" fo:text-transform="none" fo:color="#222222" style:font-name="Liberation Serif" fo:font-size="12pt" fo:letter-spacing="normal" fo:font-style="normal" fo:font-weight="normal"/>
    </style:style>
    <style:style style:name="T2" style:family="text">
      <style:text-properties fo:font-variant="normal" fo:text-transform="none" fo:color="#222222" style:font-name="Liberation Serif" fo:font-size="12pt" fo:letter-spacing="normal" fo:font-style="normal" fo:font-weight="normal" officeooo:rsid="001c9817"/>
    </style:style>
    <style:style style:name="T3" style:family="text">
      <style:text-properties fo:font-variant="normal" fo:text-transform="none" fo:color="#222222" style:font-name="Liberation Serif" fo:font-size="12pt" fo:letter-spacing="normal" fo:font-style="normal" fo:font-weight="normal" officeooo:rsid="003d41c2" style:font-style-asian="normal" style:font-style-complex="normal"/>
    </style:style>
    <style:style style:name="T4" style:family="text">
      <style:text-properties fo:font-variant="normal" fo:text-transform="none" fo:color="#222222" style:font-name="Liberation Serif" fo:font-size="12pt" fo:letter-spacing="normal" fo:font-style="normal" fo:font-weight="normal" officeooo:rsid="004a3b95"/>
    </style:style>
    <style:style style:name="T5" style:family="text">
      <style:text-properties fo:font-variant="normal" fo:text-transform="none" fo:color="#222222" style:font-name="Liberation Serif" fo:font-size="12pt" fo:letter-spacing="normal" fo:font-style="normal" fo:font-weight="bold" officeooo:rsid="004fd712" style:font-weight-asian="bold" style:font-weight-complex="bold"/>
    </style:style>
    <style:style style:name="T6" style:family="text">
      <style:text-properties fo:font-variant="normal" fo:text-transform="none" fo:color="#222222" style:font-name="Liberation Serif" fo:font-size="12pt" fo:letter-spacing="normal" fo:font-style="normal" fo:font-weight="bold" officeooo:rsid="0050fb1f" style:font-weight-asian="bold" style:font-weight-complex="bold"/>
    </style:style>
    <style:style style:name="T7" style:family="text">
      <style:text-properties fo:font-variant="normal" fo:text-transform="none" fo:color="#222222" style:font-name="Liberation Serif" fo:font-size="12pt" fo:letter-spacing="normal" fo:font-style="italic" fo:font-weight="normal" style:font-style-asian="italic" style:font-style-complex="italic"/>
    </style:style>
    <style:style style:name="T8" style:family="text">
      <style:text-properties fo:font-variant="normal" fo:text-transform="none" fo:color="#222222" style:font-name="Liberation Serif" fo:letter-spacing="normal"/>
    </style:style>
    <style:style style:name="T9" style:family="text">
      <style:text-properties fo:font-variant="normal" fo:text-transform="none" fo:color="#1155cc" style:font-name="Liberation Serif" fo:font-size="12pt" fo:letter-spacing="normal" fo:font-style="normal" fo:font-weight="normal"/>
    </style:style>
    <style:style style:name="T10" style:family="text">
      <style:text-properties fo:font-variant="normal" fo:text-transform="none" fo:color="#ce181e" style:font-name="Liberation Serif" fo:font-size="12pt" fo:letter-spacing="normal" fo:font-style="normal" fo:font-weight="normal" officeooo:rsid="00261e0f"/>
    </style:style>
    <style:style style:name="T11" style:family="text">
      <style:text-properties fo:font-variant="normal" fo:text-transform="none" fo:color="#2a6099" style:font-name="Liberation Serif" fo:font-size="12pt" fo:letter-spacing="normal" fo:language="en" fo:country="GB" fo:font-style="normal" fo:font-weight="normal" officeooo:rsid="00336691" style:font-weight-complex="bold"/>
    </style:style>
    <style:style style:name="T12" style:family="text">
      <style:text-properties fo:font-variant="normal" fo:text-transform="none" fo:color="#2a6099" style:font-name="Liberation Serif" fo:font-size="12pt" fo:letter-spacing="normal" fo:font-style="normal" fo:font-weight="normal"/>
    </style:style>
    <style:style style:name="T13" style:family="text">
      <style:text-properties fo:font-variant="normal" fo:text-transform="none" fo:color="#2a6099" style:font-name="Liberation Serif" fo:font-size="12pt" fo:letter-spacing="normal" fo:font-style="normal" fo:font-weight="normal" officeooo:rsid="001c9817"/>
    </style:style>
    <style:style style:name="T14" style:family="text">
      <style:text-properties fo:font-variant="normal" fo:text-transform="none" fo:color="#2a6099" style:font-name="Liberation Serif" fo:font-size="12pt" fo:letter-spacing="normal" fo:font-style="normal" fo:font-weight="normal" officeooo:rsid="00282955"/>
    </style:style>
    <style:style style:name="T15" style:family="text">
      <style:text-properties fo:font-variant="normal" fo:text-transform="none" fo:color="#2a6099" style:font-name="Liberation Serif" fo:font-size="12pt" fo:letter-spacing="normal" fo:font-style="normal" fo:font-weight="normal" officeooo:rsid="00314888"/>
    </style:style>
    <style:style style:name="T16" style:family="text">
      <style:text-properties fo:font-variant="normal" fo:text-transform="none" fo:color="#2a6099" style:font-name="Liberation Serif" fo:font-size="12pt" fo:letter-spacing="normal" fo:font-style="normal" fo:font-weight="normal" officeooo:rsid="00336691"/>
    </style:style>
    <style:style style:name="T17" style:family="text">
      <style:text-properties fo:font-variant="normal" fo:text-transform="none" fo:color="#2a6099" style:font-name="Liberation Serif" fo:font-size="12pt" fo:letter-spacing="normal" fo:font-style="normal" fo:font-weight="normal"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8" style:family="text">
      <style:text-properties fo:font-variant="normal" fo:text-transform="none" fo:color="#2a6099" style:font-name="Liberation Serif" fo:font-size="12pt" fo:letter-spacing="normal" fo:font-style="normal" fo:font-weight="normal" officeooo:rsid="00461556" fo:background-color="transparent" loext:char-shading-value="0" style:font-name-asian="Century Schoolbook" style:font-size-asian="12pt" style:font-style-asian="normal" style:font-name-complex="Century Schoolbook" style:font-size-complex="12pt" style:font-style-complex="normal"/>
    </style:style>
    <style:style style:name="T19" style:family="text">
      <style:text-properties fo:font-variant="normal" fo:text-transform="none" fo:color="#2a6099" style:font-name="Liberation Serif" fo:font-size="12pt" fo:letter-spacing="normal" fo:font-style="normal" fo:font-weight="normal" officeooo:rsid="0050fb1f" fo:background-color="transparent" loext:char-shading-value="0" style:font-name-asian="Century Schoolbook" style:font-size-asian="12pt" style:font-style-asian="normal" style:font-name-complex="Century Schoolbook" style:font-size-complex="12pt" style:font-style-complex="normal"/>
    </style:style>
    <style:style style:name="T20" style:family="text">
      <style:text-properties fo:font-variant="normal" fo:text-transform="none" fo:color="#2a6099" style:font-name="Liberation Serif" fo:font-size="12pt" fo:letter-spacing="normal" fo:font-style="normal" fo:font-weight="normal" officeooo:rsid="002a8c9c"/>
    </style:style>
    <style:style style:name="T21" style:family="text">
      <style:text-properties fo:font-variant="normal" fo:text-transform="none" fo:color="#2a6099" style:font-name="Liberation Serif" fo:font-size="12pt" fo:letter-spacing="normal" fo:font-style="normal" fo:font-weight="normal" officeooo:rsid="0037d1b9"/>
    </style:style>
    <style:style style:name="T22" style:family="text">
      <style:text-properties fo:font-variant="normal" fo:text-transform="none" fo:color="#2a6099" style:font-name="Liberation Serif" fo:font-size="12pt" fo:letter-spacing="normal" fo:font-style="normal" fo:font-weight="normal" officeooo:rsid="00392be7"/>
    </style:style>
    <style:style style:name="T23" style:family="text">
      <style:text-properties fo:font-variant="normal" fo:text-transform="none" fo:color="#2a6099" style:font-name="Liberation Serif" fo:font-size="12pt" fo:letter-spacing="normal" fo:font-style="normal" fo:font-weight="normal" officeooo:rsid="003a9f66"/>
    </style:style>
    <style:style style:name="T24" style:family="text">
      <style:text-properties fo:font-variant="normal" fo:text-transform="none" fo:color="#2a6099" style:font-name="Liberation Serif" fo:font-size="12pt" fo:letter-spacing="normal" fo:font-style="normal" fo:font-weight="normal" officeooo:rsid="003c229f"/>
    </style:style>
    <style:style style:name="T25" style:family="text">
      <style:text-properties fo:font-variant="normal" fo:text-transform="none" fo:color="#2a6099" style:font-name="Liberation Serif" fo:font-size="12pt" fo:letter-spacing="normal" fo:font-style="normal" fo:font-weight="normal" officeooo:rsid="003e9ce3"/>
    </style:style>
    <style:style style:name="T26" style:family="text">
      <style:text-properties fo:font-variant="normal" fo:text-transform="none" fo:color="#2a6099" style:font-name="Liberation Serif" fo:font-size="12pt" fo:letter-spacing="normal" fo:font-style="normal" fo:font-weight="normal" officeooo:rsid="003a9f66" style:font-style-asian="normal" style:font-style-complex="normal"/>
    </style:style>
    <style:style style:name="T27" style:family="text">
      <style:text-properties fo:font-variant="normal" fo:text-transform="none" fo:color="#2a6099" style:font-name="Liberation Serif" fo:font-size="12pt" fo:letter-spacing="normal" fo:font-style="normal" fo:font-weight="normal" officeooo:rsid="003e9ce3" style:font-style-asian="normal" style:font-style-complex="normal"/>
    </style:style>
    <style:style style:name="T28" style:family="text">
      <style:text-properties fo:font-variant="normal" fo:text-transform="none" fo:color="#2a6099" style:font-name="Liberation Serif" fo:font-size="12pt" fo:letter-spacing="normal" fo:font-style="normal" fo:font-weight="normal" officeooo:rsid="004054ad"/>
    </style:style>
    <style:style style:name="T29" style:family="text">
      <style:text-properties fo:font-variant="normal" fo:text-transform="none" fo:color="#2a6099" style:font-name="Liberation Serif" fo:font-size="12pt" fo:letter-spacing="normal" fo:font-style="normal" fo:font-weight="normal" officeooo:rsid="00459f08"/>
    </style:style>
    <style:style style:name="T30" style:family="text">
      <style:text-properties fo:font-variant="normal" fo:text-transform="none" fo:color="#2a6099" style:font-name="Liberation Serif" fo:font-size="12pt" fo:letter-spacing="normal" fo:font-style="normal" fo:font-weight="normal" officeooo:rsid="0045f0a9"/>
    </style:style>
    <style:style style:name="T31" style:family="text">
      <style:text-properties fo:font-variant="normal" fo:text-transform="none" fo:color="#2a6099" style:font-name="Liberation Serif" fo:font-size="12pt" fo:letter-spacing="normal" fo:font-style="normal" fo:font-weight="normal" officeooo:rsid="0033166b"/>
    </style:style>
    <style:style style:name="T32" style:family="text">
      <style:text-properties fo:font-variant="normal" fo:text-transform="none" fo:color="#2a6099" style:font-name="Liberation Serif" fo:font-size="12pt" fo:letter-spacing="normal" fo:font-style="normal" fo:font-weight="normal" officeooo:rsid="00461556"/>
    </style:style>
    <style:style style:name="T33" style:family="text">
      <style:text-properties fo:font-variant="normal" fo:text-transform="none" fo:color="#2a6099" style:font-name="Liberation Serif" fo:font-size="12pt" fo:letter-spacing="normal" fo:font-style="normal" fo:font-weight="normal" officeooo:rsid="002fe3a6"/>
    </style:style>
    <style:style style:name="T34" style:family="text">
      <style:text-properties fo:font-variant="normal" fo:text-transform="none" fo:color="#2a6099" style:font-name="Liberation Serif" fo:font-size="12pt" fo:letter-spacing="normal" fo:font-style="normal" fo:font-weight="normal" officeooo:rsid="004226a3"/>
    </style:style>
    <style:style style:name="T35" style:family="text">
      <style:text-properties fo:font-variant="normal" fo:text-transform="none" fo:color="#2a6099" style:font-name="Liberation Serif" fo:font-size="12pt" fo:letter-spacing="normal" fo:font-style="normal" fo:font-weight="normal" officeooo:rsid="004fd712"/>
    </style:style>
    <style:style style:name="T36" style:family="text">
      <style:text-properties fo:font-variant="normal" fo:text-transform="none" fo:color="#2a6099" style:font-name="Liberation Serif" fo:font-size="12pt" fo:letter-spacing="normal" fo:font-style="normal" fo:font-weight="normal" officeooo:rsid="002fe3a6" style:font-weight-asian="bold" style:font-weight-complex="bold"/>
    </style:style>
    <style:style style:name="T37" style:family="text">
      <style:text-properties fo:font-variant="normal" fo:text-transform="none" fo:color="#2a6099" style:font-name="Liberation Serif" fo:font-size="12pt" fo:letter-spacing="normal" fo:font-style="normal" fo:font-weight="normal" officeooo:rsid="0052f3a4"/>
    </style:style>
    <style:style style:name="T38" style:family="text">
      <style:text-properties fo:font-variant="normal" fo:text-transform="none" fo:color="#2a6099" style:font-name="Liberation Serif" fo:font-size="12pt" fo:letter-spacing="normal" fo:font-style="normal" fo:font-weight="normal" officeooo:rsid="005546c5"/>
    </style:style>
    <style:style style:name="T39" style:family="text">
      <style:text-properties fo:font-variant="normal" fo:text-transform="none" fo:color="#2a6099" style:font-name="Liberation Serif" fo:font-size="12pt" fo:letter-spacing="normal" fo:font-style="normal" fo:font-weight="normal" officeooo:rsid="005654fd"/>
    </style:style>
    <style:style style:name="T40" style:family="text">
      <style:text-properties fo:font-variant="normal" fo:text-transform="none" fo:color="#2a6099" style:font-name="Liberation Serif" fo:font-size="12pt" fo:letter-spacing="normal" fo:language="en" fo:country="US" fo:font-style="normal" fo:font-weight="normal" officeooo:rsid="00178a55"/>
    </style:style>
    <style:style style:name="T41" style:family="text">
      <style:text-properties fo:font-variant="normal" fo:text-transform="none" fo:color="#2a6099" style:font-name="Liberation Serif" fo:font-size="12pt" fo:letter-spacing="normal" fo:language="en" fo:country="US" fo:font-style="normal" fo:font-weight="normal" officeooo:rsid="00392be7"/>
    </style:style>
    <style:style style:name="T42" style:family="text">
      <style:text-properties fo:font-variant="normal" fo:text-transform="none" fo:color="#2a6099" style:font-name="Liberation Serif" fo:font-size="12pt" fo:letter-spacing="normal" fo:language="en" fo:country="US" fo:font-style="normal" fo:font-weight="normal" officeooo:rsid="00392be7" style:font-style-asian="normal" style:font-style-complex="normal"/>
    </style:style>
    <style:style style:name="T43" style:family="text">
      <style:text-properties fo:font-variant="normal" fo:text-transform="none" fo:color="#2a6099" style:font-name="Liberation Serif" fo:font-size="12pt" fo:letter-spacing="normal" fo:language="en" fo:country="US" fo:font-style="normal" fo:font-weight="normal" officeooo:rsid="00178a55" style:font-style-asian="normal" style:font-style-complex="normal"/>
    </style:style>
    <style:style style:name="T44" style:family="text">
      <style:text-properties fo:font-variant="normal" fo:text-transform="none" fo:color="#2a6099" style:font-name="Liberation Serif" fo:font-size="12pt" fo:letter-spacing="normal" fo:language="en" fo:country="US" fo:font-style="normal" fo:font-weight="normal" officeooo:rsid="003a9f66" style:font-style-asian="normal" style:font-style-complex="normal"/>
    </style:style>
    <style:style style:name="T45" style:family="text">
      <style:text-properties fo:font-variant="normal" fo:text-transform="none" fo:color="#2a6099" style:font-name="Liberation Serif" fo:font-size="12pt" fo:letter-spacing="normal" fo:language="en" fo:country="US" fo:font-style="normal" fo:font-weight="normal" officeooo:rsid="003d41c2" style:font-style-asian="normal" style:font-style-complex="normal"/>
    </style:style>
    <style:style style:name="T46" style:family="text">
      <style:text-properties fo:font-variant="normal" fo:text-transform="none" fo:color="#2a6099" style:font-name="Liberation Serif" fo:font-size="12pt" fo:letter-spacing="normal" fo:language="en" fo:country="US" fo:font-style="italic" fo:font-weight="normal" officeooo:rsid="00392be7" style:font-style-asian="italic" style:font-style-complex="italic"/>
    </style:style>
    <style:style style:name="T47" style:family="text">
      <style:text-properties fo:font-variant="normal" fo:text-transform="none" fo:color="#2a6099" style:font-name="Liberation Serif" fo:font-size="12pt" fo:letter-spacing="normal" fo:font-style="italic" fo:font-weight="normal" officeooo:rsid="003a9f66" style:font-style-asian="italic" style:font-style-complex="italic"/>
    </style:style>
    <style:style style:name="T48" style:family="text">
      <style:text-properties fo:font-variant="normal" fo:text-transform="none" fo:color="#2a6099" style:font-name="Liberation Serif" fo:font-size="12pt" fo:letter-spacing="normal" fo:font-style="italic" fo:font-weight="normal" officeooo:rsid="004054ad" style:font-style-asian="italic" style:font-style-complex="italic"/>
    </style:style>
    <style:style style:name="T4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weight-complex="bold"/>
    </style:style>
    <style:style style:name="T5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c661a" style:text-blinking="false" style:font-size-asian="12pt" style:font-style-asian="normal" style:font-weight-asian="normal" style:font-size-complex="12pt" style:font-weight-complex="bold"/>
    </style:style>
    <style:style style:name="T51"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weight-complex="bold"/>
    </style:style>
    <style:style style:name="T52"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5f0a9" style:text-blinking="false" style:font-size-asian="12pt" style:font-style-asian="normal" style:font-weight-asian="normal" style:font-size-complex="12pt" style:font-weight-complex="bold"/>
    </style:style>
    <style:style style:name="T53"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61556" style:text-blinking="false" style:font-size-asian="12pt" style:font-style-asian="normal" style:font-weight-asian="normal" style:font-size-complex="12pt" style:font-weight-complex="bold"/>
    </style:style>
    <style:style style:name="T54"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5654fd" style:text-blinking="false" style:font-size-asian="12pt" style:font-style-asian="normal" style:font-weight-asian="normal" style:font-size-complex="12pt" style:font-weight-complex="bold"/>
    </style:style>
    <style:style style:name="T55"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2a8c9c" style:text-blinking="false" style:font-size-asian="12pt" style:font-style-asian="normal" style:font-weight-asian="normal" style:font-size-complex="12pt" style:font-style-complex="normal" style:font-weight-complex="bold"/>
    </style:style>
    <style:style style:name="T56"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14b7f4" style:text-blinking="false" style:font-size-asian="12pt" style:font-style-asian="normal" style:font-weight-asian="normal" style:font-size-complex="12pt" style:font-style-complex="normal" style:font-weight-complex="bold"/>
    </style:style>
    <style:style style:name="T57"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officeooo:rsid="004054ad" style:text-blinking="false" style:font-size-asian="12pt" style:font-style-asian="normal" style:font-weight-asian="normal" style:font-size-complex="12pt" style:font-style-complex="normal" style:font-weight-complex="bold"/>
    </style:style>
    <style:style style:name="T58"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letter-kerning="false"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bold"/>
    </style:style>
    <style:style style:name="T59"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letter-kerning="false"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normal"/>
    </style:style>
    <style:style style:name="T60"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letter-kerning="false"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normal"/>
    </style:style>
    <style:style style:name="T61"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bold"/>
    </style:style>
    <style:style style:name="T62" style:family="text">
      <style:text-properties fo:font-variant="normal" fo:text-transform="none" fo:color="#2a6099" style:text-line-through-style="none" style:text-line-through-type="none" style:font-name="Liberation Serif" fo:font-size="12pt" fo:letter-spacing="normal" fo:language="en" fo:country="GB" fo:font-style="normal" style:text-underline-style="none" fo:font-weight="normal"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normal"/>
    </style:style>
    <style:style style:name="T63" style:family="text">
      <style:text-properties fo:font-variant="normal" fo:text-transform="none" fo:color="#2a6099" style:font-name="Liberation Serif" fo:font-size="12pt" fo:letter-spacing="normal"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64" style:family="text">
      <style:text-properties fo:font-variant="normal" fo:text-transform="none" fo:color="#2a6099" style:font-name="Liberation Serif" fo:font-size="12pt" fo:letter-spacing="normal" fo:language="en" fo:country="GB" fo:font-style="normal" fo:font-weight="normal" fo:background-color="transparent" loext:char-shading-value="0" style:font-name-asian="Century Schoolbook" style:font-size-asian="12pt" style:font-style-asian="normal" style:font-name-complex="Century Schoolbook" style:font-size-complex="12pt" style:font-style-complex="normal"/>
    </style:style>
    <style:style style:name="T65" style:family="text">
      <style:text-properties fo:font-variant="normal" fo:text-transform="none" style:font-name="Liberation Serif" fo:font-size="12pt" fo:letter-spacing="normal" fo:font-style="normal" fo:font-weight="normal"/>
    </style:style>
    <style:style style:name="T66" style:family="text">
      <style:text-properties fo:font-variant="normal" fo:text-transform="none" style:font-name="Liberation Serif" fo:font-size="12pt" fo:letter-spacing="normal" fo:font-style="normal" fo:font-weight="normal" officeooo:rsid="000dae62"/>
    </style:style>
    <style:style style:name="T67" style:family="text">
      <style:text-properties fo:font-variant="normal" fo:text-transform="none" style:font-name="Liberation Serif" fo:font-size="12pt" fo:letter-spacing="normal" fo:font-style="normal" fo:font-weight="normal" officeooo:rsid="0014da76"/>
    </style:style>
    <style:style style:name="T68" style:family="text">
      <style:text-properties fo:font-variant="normal" fo:text-transform="none" style:font-name="Liberation Serif" fo:font-size="12pt" fo:letter-spacing="normal" fo:font-style="normal" fo:font-weight="normal" officeooo:rsid="0014fd8e"/>
    </style:style>
    <style:style style:name="T69" style:family="text">
      <style:text-properties fo:font-variant="normal" fo:text-transform="none" style:font-name="Liberation Serif" fo:font-size="12pt" fo:letter-spacing="normal" fo:font-style="normal" fo:font-weight="normal" officeooo:rsid="00118a12"/>
    </style:style>
    <style:style style:name="T70" style:family="text">
      <style:text-properties fo:font-variant="normal" fo:text-transform="none" style:font-name="Liberation Serif" fo:font-size="12pt" fo:letter-spacing="normal" fo:font-style="normal" fo:font-weight="normal" officeooo:rsid="00118a12" fo:background-color="transparent" loext:char-shading-value="0"/>
    </style:style>
    <style:style style:name="T71" style:family="text">
      <style:text-properties fo:font-variant="normal" fo:text-transform="none" style:font-name="Liberation Serif" fo:font-size="12pt" fo:letter-spacing="normal" fo:font-style="normal" fo:font-weight="normal" officeooo:rsid="002ebe92" fo:background-color="transparent" loext:char-shading-value="0"/>
    </style:style>
    <style:style style:name="T72" style:family="text">
      <style:text-properties fo:font-variant="normal" fo:text-transform="none" style:font-name="Liberation Serif" fo:font-size="12pt" fo:letter-spacing="normal" fo:font-style="normal" fo:font-weight="normal" officeooo:rsid="004054ad" fo:background-color="transparent" loext:char-shading-value="0"/>
    </style:style>
    <style:style style:name="T73" style:family="text">
      <style:text-properties fo:font-variant="normal" fo:text-transform="none" style:font-name="Liberation Serif" fo:font-size="12pt" fo:letter-spacing="normal" fo:font-style="normal" fo:font-weight="normal" officeooo:rsid="004d1b82" fo:background-color="transparent" loext:char-shading-value="0"/>
    </style:style>
    <style:style style:name="T74" style:family="text">
      <style:text-properties fo:font-variant="normal" fo:text-transform="none" style:font-name="Liberation Serif" fo:font-size="12pt" fo:letter-spacing="normal" fo:font-style="normal" fo:font-weight="normal" officeooo:rsid="00261e0f"/>
    </style:style>
    <style:style style:name="T75" style:family="text">
      <style:text-properties fo:font-variant="normal" fo:text-transform="none" style:font-name="Liberation Serif" fo:font-size="12pt" fo:letter-spacing="normal" fo:font-style="normal" fo:font-weight="normal" officeooo:rsid="001db506" style:font-style-asian="normal" style:font-style-complex="normal"/>
    </style:style>
    <style:style style:name="T76" style:family="text">
      <style:text-properties fo:font-variant="normal" fo:text-transform="none" style:font-name="Liberation Serif" fo:font-size="12pt" fo:letter-spacing="normal" fo:font-style="normal" fo:font-weight="normal" officeooo:rsid="000dae62" style:font-style-asian="normal" style:font-style-complex="normal"/>
    </style:style>
    <style:style style:name="T77" style:family="text">
      <style:text-properties fo:font-variant="normal" fo:text-transform="none" style:font-name="Liberation Serif" fo:font-size="12pt" fo:letter-spacing="normal" fo:font-style="normal" fo:font-weight="normal" officeooo:rsid="004054ad"/>
    </style:style>
    <style:style style:name="T78" style:family="text">
      <style:text-properties fo:font-variant="normal" fo:text-transform="none" style:font-name="Liberation Serif" fo:font-size="12pt" fo:letter-spacing="normal" fo:font-style="normal" fo:font-weight="normal" officeooo:rsid="0052f3a4"/>
    </style:style>
    <style:style style:name="T79" style:family="text">
      <style:text-properties fo:font-variant="normal" fo:text-transform="none" style:font-name="Liberation Serif" fo:font-size="12pt" fo:letter-spacing="normal" fo:language="en" fo:country="GB" fo:font-style="normal" fo:font-weight="normal" style:font-weight-complex="bold"/>
    </style:style>
    <style:style style:name="T80" style:family="text">
      <style:text-properties fo:font-variant="normal" fo:text-transform="none" style:font-name="Liberation Serif" fo:font-size="12pt" fo:letter-spacing="normal" fo:language="en" fo:country="GB" fo:font-style="normal" fo:font-weight="normal"/>
    </style:style>
    <style:style style:name="T81" style:family="text">
      <style:text-properties fo:font-variant="normal" fo:text-transform="none" style:font-name="Liberation Serif" fo:font-size="12pt" fo:letter-spacing="normal" fo:language="en" fo:country="GB" fo:font-style="normal" fo:font-weight="normal"/>
    </style:style>
    <style:style style:name="T82" style:family="text">
      <style:text-properties fo:font-variant="normal" fo:text-transform="none" style:font-name="Liberation Serif" fo:font-size="12pt" fo:letter-spacing="normal" fo:font-style="italic" fo:font-weight="normal" officeooo:rsid="000dae62" style:font-style-asian="italic" style:font-style-complex="italic"/>
    </style:style>
    <style:style style:name="T83" style:family="text">
      <style:text-properties fo:font-variant="normal" fo:text-transform="none" style:text-line-through-style="none" style:text-line-through-type="none" style:font-name="Liberation Serif" fo:font-size="12pt" fo:letter-spacing="normal" fo:font-style="normal" fo:font-weight="normal" officeooo:rsid="004054ad" style:font-style-asian="normal" style:font-style-complex="normal"/>
    </style:style>
    <style:style style:name="T84" style:family="text">
      <style:text-properties fo:font-variant="normal" fo:text-transform="none" style:text-line-through-style="none" style:text-line-through-type="none" fo:font-size="12pt" fo:letter-spacing="normal" fo:language="en" fo:country="GB" fo:font-style="normal" fo:font-weight="normal" officeooo:rsid="002ebe92" fo:background-color="transparent" loext:char-shading-value="0" style:font-size-asian="12pt" style:font-style-asian="normal" style:font-weight-asian="normal" style:font-size-complex="12pt" style:font-style-complex="normal" style:font-weight-complex="normal"/>
    </style:style>
    <style:style style:name="T85" style:family="text">
      <style:text-properties fo:font-variant="normal" fo:text-transform="none" style:text-line-through-style="none" style:text-line-through-type="none" fo:font-size="12pt" fo:letter-spacing="normal" fo:language="en" fo:country="GB" fo:font-style="normal" fo:font-weight="normal" officeooo:rsid="002ebe92" fo:background-color="transparent" loext:char-shading-value="0" style:font-size-asian="12pt" style:font-style-asian="normal" style:font-weight-asian="normal" style:font-size-complex="12pt" style:font-style-complex="normal" style:font-weight-complex="normal"/>
    </style:style>
    <style:style style:name="T86" style:family="text">
      <style:text-properties fo:font-variant="normal" fo:text-transform="none" style:font-name="Liberation Serif" fo:font-size="12pt" fo:letter-spacing="normal" fo:language="en" fo:country="GB" fo:font-style="normal" fo:font-weight="bold" officeooo:rsid="002ebe92" style:letter-kerning="false" fo:background-color="transparent" loext:char-shading-value="0" style:font-weight-asian="bold"/>
    </style:style>
    <style:style style:name="T87" style:family="text">
      <style:text-properties fo:font-variant="normal" fo:text-transform="none" style:font-name="Liberation Serif" fo:font-size="12pt" fo:letter-spacing="normal" fo:language="en" fo:country="GB" fo:font-style="normal" fo:font-weight="bold" officeooo:rsid="002ebe92" style:letter-kerning="false" fo:background-color="transparent" loext:char-shading-value="0" style:font-weight-asian="bold" style:font-weight-complex="bold"/>
    </style:style>
    <style:style style:name="T88" style:family="text">
      <style:text-properties fo:font-variant="normal" fo:text-transform="none" style:font-name="Liberation Serif" fo:font-size="12pt" fo:letter-spacing="normal" fo:language="en" fo:country="GB" fo:font-style="normal" fo:font-weight="normal" officeooo:rsid="002ebe92" fo:background-color="transparent" loext:char-shading-value="0"/>
    </style:style>
    <style:style style:name="T89" style:family="text">
      <style:text-properties fo:font-variant="normal" fo:text-transform="none" style:font-name="Liberation Serif" fo:font-size="12pt" fo:letter-spacing="normal" fo:language="en" fo:country="GB" fo:font-style="normal" fo:font-weight="normal" officeooo:rsid="001d612e" fo:background-color="transparent" loext:char-shading-value="0"/>
    </style:style>
    <style:style style:name="T90"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style>
    <style:style style:name="T91" style:family="text">
      <style:text-properties fo:font-variant="normal" fo:text-transform="none" style:font-name="Liberation Serif" fo:font-size="12pt" fo:letter-spacing="normal" fo:language="en" fo:country="GB" fo:font-style="normal" fo:font-weight="normal" officeooo:rsid="002ebe92" style:letter-kerning="false" fo:background-color="transparent" loext:char-shading-value="0" style:font-weight-asian="normal" style:font-weight-complex="normal"/>
    </style:style>
    <style:style style:name="T92"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font-style-complex="italic"/>
    </style:style>
    <style:style style:name="T93" style:family="text">
      <style:text-properties fo:font-variant="normal" fo:text-transform="none" style:font-name="Liberation Serif" fo:font-size="12pt" fo:letter-spacing="normal" fo:language="en" fo:country="GB" fo:font-style="italic" fo:font-weight="normal" officeooo:rsid="002ebe92" fo:background-color="transparent" loext:char-shading-value="0" style:font-style-asian="italic"/>
    </style:style>
    <style:style style:name="T94" style:family="text">
      <style:text-properties fo:font-variant="normal" fo:text-transform="none" fo:font-size="12pt" fo:letter-spacing="normal" fo:font-style="normal" fo:font-weight="normal" officeooo:rsid="002ebe92" fo:background-color="transparent" loext:char-shading-value="0"/>
    </style:style>
    <style:style style:name="T95" style:family="text">
      <style:text-properties fo:font-variant="normal" fo:text-transform="none" fo:font-size="12pt" fo:letter-spacing="normal" fo:language="en" fo:country="GB" fo:font-style="normal" fo:font-weight="normal" officeooo:rsid="002ebe92" fo:background-color="transparent" loext:char-shading-value="0"/>
    </style:style>
    <style:style style:name="T96" style:family="text">
      <style:text-properties fo:font-variant="normal" fo:text-transform="none" fo:font-size="12pt" fo:letter-spacing="normal" fo:language="en" fo:country="GB" fo:font-style="normal" fo:font-weight="normal" officeooo:rsid="002ebe92" fo:background-color="transparent" loext:char-shading-value="0"/>
    </style:style>
    <style:style style:name="T97" style:family="text">
      <style:text-properties fo:font-variant="normal" fo:text-transform="none" fo:font-size="12pt" fo:letter-spacing="normal" fo:language="en" fo:country="GB" fo:font-style="normal" fo:font-weight="normal" officeooo:rsid="002ebe92" fo:background-color="transparent" loext:char-shading-value="0" style:font-size-asian="12pt" style:font-size-complex="12pt"/>
    </style:style>
    <style:style style:name="T98" style:family="text">
      <style:text-properties fo:font-variant="normal" fo:text-transform="none" fo:font-size="12pt" fo:letter-spacing="normal" fo:language="en" fo:country="GB" fo:font-style="normal" fo:font-weight="bold" officeooo:rsid="002ebe92" fo:background-color="transparent" loext:char-shading-value="0" style:font-weight-asian="bold" style:font-weight-complex="bold"/>
    </style:style>
    <style:style style:name="T99" style:family="text">
      <style:text-properties fo:font-variant="normal" fo:text-transform="none" fo:font-size="12pt" fo:letter-spacing="normal" fo:language="en" fo:country="GB" fo:font-style="italic" fo:font-weight="normal" officeooo:rsid="002ebe92" fo:background-color="transparent" loext:char-shading-value="0" style:font-style-asian="italic" style:font-style-complex="italic"/>
    </style:style>
    <style:style style:name="T100" style:family="text">
      <style:text-properties fo:font-variant="normal" fo:text-transform="none" style:text-outline="false" style:text-line-through-style="none" style:text-line-through-type="none" fo:font-size="12pt" fo:letter-spacing="normal" fo:language="en" fo:country="GB" fo:font-style="normal" fo:text-shadow="none" style:text-underline-style="none" fo:font-weight="normal" officeooo:rsid="002ebe92" style:letter-kerning="true" fo:background-color="transparent" loext:char-shading-value="0" style:font-size-asian="12pt" style:font-style-asian="normal" style:font-weight-asian="normal" style:font-size-complex="12pt" style:text-emphasize="none"/>
    </style:style>
    <style:style style:name="T101" style:family="text">
      <style:text-properties style:font-name="Liberation Serif"/>
    </style:style>
    <style:style style:name="T102" style:family="text">
      <style:text-properties style:font-name="Liberation Serif" officeooo:rsid="00118a12"/>
    </style:style>
    <style:style style:name="T103" style:family="text">
      <style:text-properties style:font-name="Liberation Serif" officeooo:rsid="00173832"/>
    </style:style>
    <style:style style:name="T104" style:family="text">
      <style:text-properties style:font-name="Liberation Serif" fo:font-style="italic" officeooo:rsid="00118a12" style:font-style-asian="italic" style:font-style-complex="italic"/>
    </style:style>
    <style:style style:name="T105" style:family="text">
      <style:text-properties style:font-name="Liberation Serif" officeooo:rsid="004054ad"/>
    </style:style>
    <style:style style:name="T106" style:family="text">
      <style:text-properties style:font-name="Liberation Serif" fo:language="en" fo:country="GB"/>
    </style:style>
    <style:style style:name="T107" style:family="text">
      <style:text-properties style:font-name="Liberation Serif" officeooo:rsid="004fd712"/>
    </style:style>
    <style:style style:name="T108" style:family="text">
      <style:text-properties style:font-name="Liberation Serif" fo:font-weight="bold" officeooo:rsid="004fd712" style:font-weight-asian="bold" style:font-weight-complex="bold"/>
    </style:style>
    <style:style style:name="T109" style:family="text">
      <style:text-properties fo:color="#2a6099"/>
    </style:style>
    <style:style style:name="T110" style:family="text">
      <style:text-properties fo:color="#2a6099" officeooo:rsid="0026e4e0"/>
    </style:style>
    <style:style style:name="T111" style:family="text">
      <style:text-properties fo:color="#2a6099" style:font-name="Liberation Serif"/>
    </style:style>
    <style:style style:name="T112" style:family="text">
      <style:text-properties fo:color="#2a6099" officeooo:rsid="00336691"/>
    </style:style>
    <style:style style:name="T113" style:family="text">
      <style:text-properties fo:color="#2a6099" officeooo:rsid="003a9f66"/>
    </style:style>
    <style:style style:name="T114" style:family="text">
      <style:text-properties fo:color="#2a6099" officeooo:rsid="003b133f"/>
    </style:style>
    <style:style style:name="T115" style:family="text">
      <style:text-properties fo:color="#2a6099" officeooo:rsid="003c229f"/>
    </style:style>
    <style:style style:name="T116" style:family="text">
      <style:text-properties fo:color="#2a6099" officeooo:rsid="003e9ce3"/>
    </style:style>
    <style:style style:name="T117" style:family="text">
      <style:text-properties fo:color="#2a6099" officeooo:rsid="004a3b95"/>
    </style:style>
    <style:style style:name="T118" style:family="text">
      <style:text-properties officeooo:rsid="00282955" style:font-name-asian="Century Schoolbook" style:font-size-asian="12pt" style:font-style-asian="normal" style:font-name-complex="Century Schoolbook" style:font-size-complex="12pt" style:font-style-complex="normal"/>
    </style:style>
    <style:style style:name="T119" style:family="text">
      <style:text-properties officeooo:rsid="00282955"/>
    </style:style>
    <style:style style:name="T120" style:family="text">
      <style:text-properties fo:language="en" fo:country="GB" style:font-weight-complex="bold"/>
    </style:style>
    <style:style style:name="T121" style:family="text">
      <style:text-properties fo:language="en" fo:country="GB" officeooo:rsid="004054ad" style:font-weight-complex="bold"/>
    </style:style>
    <style:style style:name="T122" style:family="text">
      <style:text-properties fo:language="en" fo:country="GB" officeooo:rsid="004054ad" style:font-weight-complex="bold"/>
    </style:style>
    <style:style style:name="T123" style:family="text">
      <style:text-properties fo:language="en" fo:country="GB" officeooo:rsid="00282955" style:font-name-asian="Century Schoolbook" style:font-size-asian="12pt" style:font-style-asian="normal" style:font-name-complex="Century Schoolbook" style:font-size-complex="12pt" style:font-style-complex="normal"/>
    </style:style>
    <style:style style:name="T124" style:family="text">
      <style:text-properties fo:language="en" fo:country="GB" officeooo:rsid="00282955" style:font-name-asian="Century Schoolbook" style:font-size-asian="12pt" style:font-style-asian="normal" style:font-name-complex="Century Schoolbook" style:font-size-complex="12pt" style:font-style-complex="normal"/>
    </style:style>
    <style:style style:name="T125" style:family="text">
      <style:text-properties fo:language="en" fo:country="GB" officeooo:rsid="00282955" style:font-name-asian="Century Schoolbook" style:font-size-asian="12pt" style:font-style-asian="normal" style:font-weight-asian="normal" style:font-name-complex="Century Schoolbook" style:font-size-complex="12pt" style:font-style-complex="normal"/>
    </style:style>
    <style:style style:name="T126" style:family="text">
      <style:text-properties fo:language="en" fo:country="GB" fo:font-style="italic" officeooo:rsid="004054ad" style:font-style-asian="italic" style:font-style-complex="italic" style:font-weight-complex="bold"/>
    </style:style>
    <style:style style:name="T127" style:family="text">
      <style:text-properties fo:language="en" fo:country="GB" fo:font-style="italic" officeooo:rsid="004054ad" style:font-style-asian="italic" style:font-weight-asian="normal" style:font-weight-complex="bold"/>
    </style:style>
    <style:style style:name="T128" style:family="text">
      <style:text-properties fo:language="en" fo:country="GB"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29" style:family="text">
      <style:text-properties fo:language="en" fo:country="GB"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30" style:family="text">
      <style:text-properties fo:language="en" fo:country="GB" officeooo:rsid="00282955" fo:background-color="transparent" loext:char-shading-value="0" style:font-name-asian="Century Schoolbook" style:font-size-asian="12pt" style:font-style-asian="normal" style:font-weight-asian="normal" style:font-name-complex="Century Schoolbook" style:font-size-complex="12pt" style:font-style-complex="normal"/>
    </style:style>
    <style:style style:name="T131" style:family="text">
      <style:text-properties officeooo:rsid="002a4e5f"/>
    </style:style>
    <style:style style:name="T132" style:family="text">
      <style:text-properties fo:language="en" fo:country="US" officeooo:rsid="0026e4e0" style:font-size-asian="12pt" style:font-style-asian="italic" style:font-weight-asian="normal" style:font-size-complex="12pt" style:font-style-complex="italic" style:font-weight-complex="bold"/>
    </style:style>
    <style:style style:name="T133" style:family="text">
      <style:text-properties fo:language="en" fo:country="US" officeooo:rsid="003a9f66" style:font-size-asian="12pt" style:font-style-asian="italic" style:font-weight-asian="normal" style:font-size-complex="12pt" style:font-style-complex="italic" style:font-weight-complex="bold"/>
    </style:style>
    <style:style style:name="T134" style:family="text">
      <style:text-properties fo:language="en" fo:country="US" officeooo:rsid="003b133f" style:font-size-asian="12pt" style:font-style-asian="italic" style:font-weight-asian="normal" style:font-size-complex="12pt" style:font-style-complex="italic" style:font-weight-complex="bold"/>
    </style:style>
    <style:style style:name="T135" style:family="text">
      <style:text-properties fo:language="en" fo:country="US" officeooo:rsid="004a3b95" style:font-size-asian="12pt" style:font-style-asian="italic" style:font-weight-asian="normal" style:font-size-complex="12pt" style:font-style-complex="italic" style:font-weight-complex="bold"/>
    </style:style>
    <style:style style:name="T136" style:family="text">
      <style:text-properties officeooo:rsid="003c229f"/>
    </style:style>
    <style:style style:name="T137" style:family="text">
      <style:text-properties officeooo:rsid="004054ad"/>
    </style:style>
    <style:style style:name="T138" style:family="text">
      <style:text-properties officeooo:rsid="004226a3"/>
    </style:style>
    <style:style style:name="T139" style:family="text">
      <style:text-properties officeooo:rsid="00459f08"/>
    </style:style>
    <style:style style:name="T140" style:family="text">
      <style:text-properties officeooo:rsid="00461556"/>
    </style:style>
    <style:style style:name="T141" style:family="text">
      <style:text-properties officeooo:rsid="004a3b95"/>
    </style:style>
    <style:style style:name="T142" style:family="text">
      <style:text-properties style:text-line-through-style="none" style:text-line-through-type="none" fo:language="en" fo:country="GB" fo:font-style="normal" style:text-underline-style="none" officeooo:rsid="00282955" style:text-blinking="false" style:font-name-asian="Century Schoolbook" style:font-size-asian="12pt" style:font-style-asian="normal" style:font-weight-asian="normal" style:font-name-complex="Century Schoolbook" style:font-size-complex="12pt" style:font-style-complex="normal" style:font-weight-complex="bold"/>
    </style:style>
    <style:style style:name="T143" style:family="text">
      <style:text-properties style:text-line-through-style="none" style:text-line-through-type="none" fo:language="en" fo:country="GB" fo:font-style="normal" style:text-underline-style="none" officeooo:rsid="00282955" style:text-blinking="false" fo:background-color="transparent" loext:char-shading-value="0" style:font-name-asian="Century Schoolbook" style:font-size-asian="12pt" style:font-style-asian="normal" style:font-weight-asian="normal" style:font-name-complex="Century Schoolbook" style:font-size-complex="12pt" style:font-style-complex="normal" style:font-weight-complex="bold"/>
    </style:style>
    <style:style style:name="T144" style:family="text">
      <style:text-properties style:font-name="Open Sans" fo:font-size="10.5pt" fo:language="en" fo:country="GB" officeooo:rsid="00282955" style:font-name-asian="Century Schoolbook" style:font-size-asian="10.5pt" style:font-style-asian="normal" style:font-weight-asian="normal" style:font-name-complex="Century Schoolbook" style:font-size-complex="12pt" style:font-style-complex="normal"/>
    </style:style>
    <style:style style:name="T145" style:family="text">
      <style:text-properties style:font-name="Open Sans" fo:font-size="10.5pt" fo:language="en" fo:country="GB" officeooo:rsid="00282955" fo:background-color="transparent" loext:char-shading-value="0" style:font-name-asian="Century Schoolbook" style:font-size-asian="10.5pt" style:font-style-asian="normal" style:font-weight-asian="normal" style:font-name-complex="Century Schoolbook" style:font-size-complex="12pt" style:font-style-complex="normal"/>
    </style:style>
    <style:style style:name="T146" style:family="text">
      <style:text-properties style:text-outline="false" style:text-line-through-style="none" style:text-line-through-type="none" fo:language="en" fo:country="GB" fo:font-style="normal" fo:text-shadow="none" style:text-underline-style="none" officeooo:rsid="003c229f" style:letter-kerning="true" style:text-blinking="false" style:font-size-asian="12pt" style:font-style-asian="normal" style:font-weight-asian="normal" style:font-size-complex="12pt" style:font-style-complex="normal" style:font-weight-complex="normal" style:text-emphasize="none"/>
    </style:style>
    <style:style style:name="T147" style:family="text">
      <style:text-properties style:text-outline="false" style:text-line-through-style="none" style:text-line-through-type="none" fo:language="en" fo:country="GB" fo:font-style="normal" fo:text-shadow="none" style:text-underline-style="none" officeooo:rsid="003c229f" style:letter-kerning="true" style:text-blinking="false" style:font-size-asian="12pt" style:font-style-asian="normal" style:font-weight-asian="normal" style:font-size-complex="12pt" style:font-style-complex="normal" style:font-weight-complex="normal" style:text-emphasize="none"/>
    </style:style>
    <style:style style:name="T148" style:family="text">
      <style:text-properties style:text-outline="false" style:text-line-through-style="none" style:text-line-through-type="none" fo:language="en" fo:country="GB" fo:font-style="normal" fo:text-shadow="none" style:text-underline-style="none" style:letter-kerning="true" style:text-blinking="false" fo:background-color="transparent" loext:char-shading-value="0" style:font-size-asian="12pt" style:font-style-asian="normal" style:font-weight-asian="normal" style:font-size-complex="12pt" style:font-style-complex="normal" style:font-weight-complex="normal" style:text-emphasize="none"/>
    </style:style>
    <style:style style:name="T149" style:family="text">
      <style:text-properties style:text-outline="false" style:text-line-through-style="none" style:text-line-through-type="none" fo:language="en" fo:country="GB" fo:font-style="normal" fo:text-shadow="none" style:text-underline-style="none" officeooo:rsid="003c229f" style:letter-kerning="false" style:text-blinking="false" style:font-size-asian="12pt" style:font-style-asian="normal" style:font-weight-asian="normal" style:font-size-complex="12pt" style:font-style-complex="normal" style:font-weight-complex="normal" style:text-emphasize="none"/>
    </style:style>
    <style:style style:name="T150" style:family="text">
      <style:text-properties style:text-outline="false" style:text-line-through-style="none" style:text-line-through-type="none" fo:language="en" fo:country="GB" fo:font-style="italic" fo:text-shadow="none" style:text-underline-style="none" style:letter-kerning="true" style:text-blinking="false" fo:background-color="transparent" loext:char-shading-value="0" style:font-size-asian="12pt" style:font-style-asian="italic" style:font-weight-asian="normal" style:font-size-complex="12pt" style:font-style-complex="italic" style:font-weight-complex="normal" style:text-emphasize="none"/>
    </style:style>
    <style:style style:name="T151" style:family="text">
      <style:text-properties style:text-outline="false" style:text-line-through-style="none" style:text-line-through-type="none" fo:language="en" fo:country="GB" fo:font-style="italic" fo:text-shadow="none" style:text-underline-style="none" officeooo:rsid="003c229f" style:letter-kerning="false" style:text-blinking="false" style:font-size-asian="12pt" style:font-style-asian="italic" style:font-weight-asian="normal" style:font-size-complex="12pt" style:font-style-complex="normal" style:font-weight-complex="normal" style:text-emphasize="none"/>
    </style:style>
    <style:style style:name="T152" style:family="text">
      <style:text-properties style:text-outline="false" style:text-line-through-style="none" style:text-line-through-type="none" fo:language="en" fo:country="GB" fo:font-style="italic" fo:text-shadow="none" style:text-underline-style="none" officeooo:rsid="003c229f" style:letter-kerning="false" style:text-blinking="false" style:font-size-asian="12pt" style:font-style-asian="italic" style:font-weight-asian="normal" style:font-size-complex="12pt" style:font-style-complex="italic" style:font-weight-complex="normal" style:text-emphasize="none"/>
    </style:style>
    <style:style style:name="T153" style:family="text">
      <style:text-properties officeooo:rsid="00282955" fo:background-color="transparent" loext:char-shading-value="0" style:font-name-asian="Century Schoolbook" style:font-size-asian="12pt" style:font-style-asian="normal" style:font-name-complex="Century Schoolbook" style:font-size-complex="12pt" style:font-style-complex="normal"/>
    </style:style>
    <style:style style:name="T154" style:family="text">
      <style:text-properties officeooo:rsid="004fd712"/>
    </style:style>
    <style:style style:name="T155" style:family="text">
      <style:text-properties fo:font-weight="bold" officeooo:rsid="004fd712" style:font-weight-asian="bold" style:font-weight-complex="bold"/>
    </style:style>
    <style:style style:name="T156" style:family="text">
      <style:text-properties fo:font-weight="bold" officeooo:rsid="002a4e5f" style:font-weight-asian="bold" style:font-weight-complex="bold"/>
    </style:style>
    <style:style style:name="T157" style:family="text">
      <style:text-properties fo:font-weight="bold" officeooo:rsid="0050fb1f" style:font-weight-asian="bold" style:font-weight-complex="bold"/>
    </style:style>
    <style:style style:name="T158" style:family="text">
      <style:text-properties fo:font-weight="bold" officeooo:rsid="0052f3a4" style:font-weight-asian="bold" style:font-weight-complex="bold"/>
    </style:style>
    <style:style style:name="T159" style:family="text">
      <style:text-properties officeooo:rsid="00509f32"/>
    </style:style>
    <style:style style:name="T160" style:family="text">
      <style:text-properties officeooo:rsid="0052f3a4"/>
    </style:style>
    <style:style style:name="T161" style:family="text">
      <style:text-properties fo:color="#222222" style:font-name="Times New Roman"/>
    </style:style>
    <style:style style:name="T162" style:family="text">
      <style:text-properties style:font-name="Times New Roman"/>
    </style:style>
    <style:style style:name="T163" style:family="text">
      <style:text-properties officeooo:rsid="005654f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JEB MS JEB-2020-00032<text:tab/></text:span><text:span text:style-name="T101"><text:line-break/></text:span></text:p>
      <text:p text:style-name="P36"><text:span text:style-name="T12">Dear </text:span><text:span text:style-name="T38">P</text:span><text:span text:style-name="T24">r</text:span><text:span text:style-name="T38">of</text:span><text:span text:style-name="T24">. Blanckenhorn, </text:span></text:p>
      <text:p text:style-name="P13"/>
      <text:p text:style-name="P23">with this letter we provide a revised manuscript. Below we respond to your and the reviewer’s comments in detail. </text:p>
      <text:p text:style-name="P31"><text:span text:style-name="T101"><text:line-break/></text:span><text:span text:style-name="T1">Re: Reject with resubmission allowed<text:tab/></text:span><text:span text:style-name="T101"><text:line-break/><text:line-break/></text:span><text:span text:style-name="T1">Dear Author,<text:tab/></text:span><text:span text:style-name="T101"><text:line-break/><text:line-break/></text:span><text:span text:style-name="T1">Thank you for submitting your manuscript "Decoupling of resistance and tolerance against one of two related parasites (</text:span><text:span text:style-name="T7">Eimeria</text:span><text:span text:style-name="T3">) </text:span><text:span text:style-name="T1">in mice" (JEB ms JEB-2020-00032) to the Journal of Evolutionary Biology. Your work has now been considered by two reviewers, whose comments are enclosed. Overall, and this includes my assessment, there seems to be some potential in your work being interesting for evolutionary biologists. However, as currently presented we must reject your manuscript for multiple reasons outlined by the reviewers below.<text:tab/></text:span></text:p>
      <text:p text:style-name="P2"/>
      <text:p text:style-name="P31"><text:span text:style-name="T13">We want to thank both reviewers for the thorough review</text:span><text:span text:style-name="T21">s. We are confident we were able </text:span><text:span text:style-name="T13">to <text:s/></text:span><text:span text:style-name="T21">substantial </text:span><text:span text:style-name="T13">improve our manuscript </text:span><text:span text:style-name="T21">taking into account all comments and issues raised</text:span><text:span text:style-name="T13">.<text:tab/></text:span><text:span text:style-name="T22">W</text:span><text:span text:style-name="T23">e </text:span><text:span text:style-name="T22">changed the manuscript substantially, including the title, which </text:span><text:span text:style-name="T23">now reads</text:span><text:span text:style-name="T22">: “</text:span><text:span text:style-name="T40">Coupling between tolerance and </text:span><text:span text:style-name="T41">resistance differ</text:span><text:span text:style-name="T40">s between related </text:span><text:span text:style-name="T46">Eimeria</text:span><text:span text:style-name="T42"> </text:span><text:span text:style-name="T43">parasite species</text:span><text:span text:style-name="T44">: </text:span><text:span text:style-name="T45">implications for co-evolution with their mouse hosts</text:span><text:span text:style-name="T22">” <text:tab/></text:span><text:span text:style-name="T2"> </text:span><text:span text:style-name="T101"><text:line-break/><text:line-break/></text:span><text:span text:style-name="T108">C1.</text:span><text:span text:style-name="T107"> </text:span><text:span text:style-name="T1">First and foremost, as mentioned by both reviewers, the writing, particularly the main set-up of your manuscript, leaves much to be desired and seems to be generally geared more to parasitologists than to evolutionary biologists. In particular, your work is taxonomically too focused on your system, and you fail to cite work on other species that is relevant in this context.</text:span></text:p>
      <text:p text:style-name="P1"/>
      <text:p text:style-name="P29"><text:span text:style-name="T23">We now focus the manuscript on the evolutionary implications of coupling (or the absence thereof) between resistance and tolerance. We argue, these are, that host-parasite co-evolution can be expected </text:span><text:soft-page-break/><text:span text:style-name="T23">in the presence of coupling, much less in the absence. We </text:span><text:span text:style-name="T25">then present our test for</text:span><text:span text:style-name="T23"> local (host subspecies) adaptation for </text:span><text:span text:style-name="T47">E. ferrisi</text:span><text:span text:style-name="T26"> </text:span><text:span text:style-name="T27">in this framework </text:span><text:span text:style-name="T23">and conclude that our negative result for this might be explained with an absence of resistance-tolerance coupling.</text:span></text:p>
      <text:p text:style-name="P56"><text:span text:style-name="T101"><text:line-break/></text:span><text:span text:style-name="T108">C2. </text:span><text:span text:style-name="T1">Second, reviewer 1 asks what the relevance or specificity of your work is in relation to the mouse hybrid zone, which of course would be very interesting to know from an evolutionary point of view but currently remains highly unclear and unargued.</text:span></text:p>
      <text:p text:style-name="P1"/>
      <text:p text:style-name="P8"><text:span text:style-name="T110">We </text:span><text:span text:style-name="T113">now highlight implications of our main result (resistance-tolerance coupling for one but not the other parasite) for the </text:span><text:span text:style-name="T110">house mouse hybrid zone </text:span><text:span text:style-name="T113">in </text:span><text:span text:style-name="T114">the </text:span><text:span text:style-name="T110">discussion (lines 3</text:span><text:span text:style-name="T117">24</text:span><text:span text:style-name="T110">-3</text:span><text:span text:style-name="T117">32</text:span><text:span text:style-name="T110">). </text:span><text:span text:style-name="T114">We hope this shows t</text:span><text:span text:style-name="T113">he relevance of our findings </text:span><text:span text:style-name="T114">within our system. </text:span><text:span text:style-name="T115">This has </text:span><text:span text:style-name="T114">direct </text:span><text:span text:style-name="T113">implications </text:span><text:span text:style-name="T114">for the evolutionary question of effects of parasites in hybrid zones</text:span><text:span text:style-name="T110">.</text:span><text:span text:style-name="T113"> </text:span><text:span text:style-name="T115">We also show that this serves </text:span><text:span text:style-name="T113">an example </text:span><text:span text:style-name="T114">beyond our systems (as </text:span><text:span text:style-name="T115">we try to balance taxonomically focused with broad evolutionary implications </text:span><text:span text:style-name="T116">as suggested by the reviewers</text:span><text:span text:style-name="T115">). </text:span><text:span text:style-name="T116">W</text:span><text:span text:style-name="T115">e argue </text:span><text:span text:style-name="T116">that </text:span><text:span text:style-name="T115">the framework of resistance-tolerance coupling allow</text:span><text:span text:style-name="T116">s </text:span><text:span text:style-name="T115">to prioritize research questions to be addressed with different parasites: broad questions of relevance for the host species as a whole with parasites showing no coupling, questions of local adaptation and host-parasite co-evolution with parasites showing coupling. </text:span></text:p>
      <text:p text:style-name="P56"><text:span text:style-name="T101"><text:line-break/></text:span><text:span text:style-name="T108">C3. </text:span><text:span text:style-name="T1">Third, both reviewers question your measure of tolerance. Reviewer 1 asks why you did not use the measured suggested in this context by another author that you cite, and reviewer 2 outright dismisses your index as stati</text:span><text:span text:style-name="T4">sti</text:span><text:span text:style-name="T1">cally shaky if not flawed. I definitely agree with the latter assessment, which apparently is still a recurring problem in ecological and evolutionary studies.</text:span></text:p>
      <text:p text:style-name="P14"/>
      <text:p text:style-name="P11">We agree with the reviewers than our index <text:span text:style-name="T136">calculated </text:span>was <text:span text:style-name="T136">based on measurements for host </text:span>individual<text:span text:style-name="T136">s</text:span>. Following the advice of the reviewers, we changed it for a genotype based measurement, within each group. <text:s/><text:span text:style-name="T119">We described our approach in material and method as follows (lines 188-193):</text:span></text:p>
      <text:p text:style-name="P17"/>
      <text:p text:style-name="P38">“<text:span text:style-name="T123">Tolerance is usually defined as a reaction no</text:span><text:span text:style-name="T123">rm, i.e. the regression slope of host fitness </text:span><text:span text:style-name="Emphasis"><text:span text:style-name="T142">(or health condition if that is the parameter of interest) </text:span></text:span><text:span text:style-name="T123">on in</text:span><text:span text:style-name="T123">fection intensity per genotype (</text:span><text:span text:style-name="T125">Simms, 2000;</text:span><text:span text:style-name="T144"> </text:span><text:span text:style-name="T123">Råberg et al., 2009). Thus tolerance was assessed as the slope of maximum relative weight loss compared to day 0 on number of OPG at the day of maximal shedding, within each </text:span><text:soft-page-break/><text:span text:style-name="T123">mouse strain and for each parasite isolate. A steep slope indicates a low tolerance (high weight lost for a given p</text:span><text:span text:style-name="T123">arasite burden).”</text:span></text:p>
      <text:p text:style-name="P56"><text:span text:style-name="T101"><text:line-break/></text:span><text:span text:style-name="T108">C4. </text:span><text:span text:style-name="T1">Fourth, a control group is missing.</text:span></text:p>
      <text:p text:style-name="P15"/>
      <text:p text:style-name="P12">Each animal present individual variation <text:span text:style-name="T137">in weight at the time of infection</text:span>. <text:span text:style-name="T137">W</text:span>e <text:span text:style-name="T137">are convinced that </text:span>each individual at starting day is <text:span text:style-name="T137">a better </text:span>control for <text:span text:style-name="T137">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the previous comment.</text:span></text:p>
      <text:p text:style-name="P33"><text:span text:style-name="T101"><text:line-break/></text:span><text:span text:style-name="T1">These are but the most important criticisms of your work, and both reviewers made even more useful suggestions for change. In light of these comments and my own reading of your manuscript, I therefore cannot recommend your paper for publication and thus reject it.<text:tab/></text:span><text:span text:style-name="T101"><text:line-break/></text:span></text:p>
      <text:p text:style-name="P24">We hope that you consider our revision for another round of review and that we were able to convincingly answer the reviewer’s concerns as detailed below. </text:p>
      <text:p text:style-name="P33"><text:span text:style-name="T101"><text:line-break/></text:span><text:span text:style-name="T1">However, I leave the option open for you to resubmit a substantially revised version of your article at some point in the future, if you think you can fix the main criticisms and make this work more interesting for evolutionary biologists. Any resubmitted manuscript will be treated as a new submission, and there can of course be no guarantee that the paper will ultimately be published by JEB. It is very likely that the new MS would be sent back to at least one of the original reviewers, so please think carefully about the value of resubmission (i.e. can you present new data/analyses or clarify issues in a way that is likely to satisfy the reviewer).<text:tab/></text:span><text:span text:style-name="T101"><text:line-break/></text:span></text:p>
      <text:p text:style-name="P24">We <text:span text:style-name="T141">added four more mouse strains and</text:span> chang<text:span text:style-name="T141">ed</text:span> our analytical framework for tolerance, <text:span text:style-name="T141">we hope that</text:span> the revised conceptional framework satisfy the reviewers. </text:p>
      <text:p text:style-name="P33"><text:span text:style-name="T101"><text:line-break/></text:span><text:span text:style-name="T1">If you resubmit a revised version, please include a letter in which you describe how you have </text:span><text:soft-page-break/><text:span text:style-name="T1">responded to each of the referees’ comments. Please number the comments and refer to line numbers in the original and revised paper for easy reference. A marked-up revision is also helpful. Please upload this letter with your other files so it forms part of the PDF.<text:tab/></text:span></text:p>
      <text:p text:style-name="P6"/>
      <text:p text:style-name="P33"><text:span text:style-name="T14">We did not provide a marked-up version, as the </text:span><text:span text:style-name="T24">our changes are </text:span><text:span text:style-name="T28">so substantial </text:span><text:span text:style-name="T24">that </text:span><text:span text:style-name="T14">such document </text:span><text:span text:style-name="T24">would not be </text:span><text:span text:style-name="T14">useful. </text:span><text:span text:style-name="T28">The text is ~70% rewritten and the remaining ~30% are reorganized. </text:span></text:p>
      <text:p text:style-name="P33"><text:span text:style-name="T101"><text:line-break/></text:span><text:span text:style-name="T1">Please submit the paper on the JEB website (</text:span><text:a xlink:type="simple" xlink:href="http://mc.manuscriptcentral.com/jeb" office:target-frame-name="_blank" xlink:show="new" text:style-name="Internet_20_link" text:visited-style-name="Visited_20_Internet_20_Link"><text:span text:style-name="T9">http://mc.manuscriptcentral.c</text:span></text:a><text:span text:style-name="T1">) as a RESUBMISSION, providing the original ms number. In your Author Center in ScholarOne Manuscripts you will find on the left a list entitled My Manuscripts. Click the Manuscripts with Decisions in this list; in the resulting list you will find this manuscript with on the right under Actions the option Create a Resubmission. By clicking this link you will be guided through the resubmission process.<text:tab/></text:span><text:span text:style-name="T101"><text:line-break/><text:line-break/></text:span><text:span text:style-name="T1">Sincerely,</text:span><text:span text:style-name="T101"><text:line-break/><text:line-break/></text:span><text:span text:style-name="T1">Wolf Blanckenhorn</text:span><text:span text:style-name="T101"><text:line-break/></text:span><text:span text:style-name="T1">Editor in Chief</text:span><text:span text:style-name="T101"><text:line-break/></text:span><text:span text:style-name="T1">Journal of Evolutionary Biology</text:span><text:span text:style-name="T101"><text:line-break/><text:line-break/></text:span><text:span text:style-name="T1">**********************************************</text:span><text:span text:style-name="T101"><text:line-break/></text:span><text:span text:style-name="T1">Evolutionary Biology &amp; Environmental Studies</text:span><text:span text:style-name="T101"><text:line-break/></text:span><text:span text:style-name="T1">University of Zurich-Irchel</text:span><text:span text:style-name="T101"><text:line-break/></text:span><text:span text:style-name="T1">Winterthurerstrasse 190</text:span><text:span text:style-name="T101"><text:line-break/></text:span><text:span text:style-name="T1">CH-8057 Zurich</text:span><text:span text:style-name="T101"><text:line-break/><text:line-break/></text:span><text:a xlink:type="simple" xlink:href="http://onlinelibrary.wiley.com/journal/10.1111/(ISSN)1420-9101/" office:target-frame-name="_blank" xlink:show="new" text:style-name="Internet_20_link" text:visited-style-name="Visited_20_Internet_20_Link"><text:span text:style-name="T9">http://onlinelibrary.wiley.com</text:span></text:a><text:span text:style-name="T101"><text:line-break/></text:span><text:a xlink:type="simple" xlink:href="http://mc.manuscriptcentral.com/jeb" office:target-frame-name="_blank" xlink:show="new" text:style-name="Internet_20_link" text:visited-style-name="Visited_20_Internet_20_Link"><text:span text:style-name="T9">http://mc.manuscriptcentral.co</text:span></text:a><text:span text:style-name="T101"><text:line-break/></text:span><text:a xlink:type="simple" xlink:href="http://www.eseb.org/" office:target-frame-name="_blank" xlink:show="new" text:style-name="Internet_20_link" text:visited-style-name="Visited_20_Internet_20_Link"><text:span text:style-name="T9">http://www.eseb.org</text:span></text:a><text:span text:style-name="T101"><text:line-break/><text:line-break/></text:span><text:span text:style-name="T1">*************************************</text:span><text:span text:style-name="T101"><text:line-break/></text:span><text:span text:style-name="T1">***********************************************</text:span><text:span text:style-name="T101"><text:line-break/></text:span><text:soft-page-break/><text:span text:style-name="T101"><text:line-break/></text:span><text:span text:style-name="T1">Reviewer: 1</text:span><text:span text:style-name="T101"><text:line-break/><text:line-break/></text:span><text:span text:style-name="T1">Comments to the Author<text:tab/></text:span><text:span text:style-name="T101"><text:line-break/></text:span><text:span text:style-name="T1">In this manuscript about host-parasite interactions, resistance (parasite load) and tolerance (the maintenance of health despite infection) against Eimeria protozoan parasites of different species and strains are experimentally studied in house mice. Both resistance and tolerance should entail fitness costs, and high resistance will reduce selection on evolution of tolerance, and vice versa, so that one might expect species to exhibit either high resistance or high tolerance, but not both, predicting a negative correlation between the two. The house mice hosts were inbred strains derived from two Mus musculus musculus and two Mus musculus domesticus populations. The main result is that with infection with one Eimeria species, the two subspecies appear to show a negative correlation between resistance and tolerance, while none is evident upon infection by the second Eimeria species, which is quite interesting.<text:tab/></text:span></text:p>
      <text:p text:style-name="P56"><text:span text:style-name="T101"><text:line-break/></text:span><text:span text:style-name="T108">C5. </text:span><text:span text:style-name="T1">I didn’t understand the rationale for carrying out this experiment on Eimeria strains derived from the house mice hybrid zone – what do we learn from this that we wouldn’t learn from Eimeria strains safely within the domesticus side or the musculus side of the hybrid zone? Are potential adaptations of Eimeria to mice of the hybrid zone important? Do the two Eimeria species not coincide elsewhere?</text:span><text:span text:style-name="T101"><text:line-break/></text:span></text:p>
      <text:p text:style-name="P34"><text:span text:style-name="T66">W</text:span><text:span text:style-name="T67">e thank the reviewer for this comment </text:span><text:span text:style-name="T68">that will allow improvement of our manuscript. </text:span><text:span text:style-name="T77">We now focus our conceptual framework and highlight two aims of our study: </text:span><text:span text:style-name="T75">to test (1) presence/absence of resistance-tolerance trade-offs for each parasite and (2) local adaptation of </text:span><text:span text:style-name="T82">E. ferrisi</text:span><text:span text:style-name="T76">. </text:span><text:span text:style-name="T75"><text:s/></text:span><text:span text:style-name="T83">We argue that presence or absence of coupling of resistance and tolerance allows expectation on the presence of local adaptation. </text:span></text:p>
      <text:p text:style-name="P18">We <text:span text:style-name="T137">are confident that this is now clearly pronounced in the introduction, lines 91-93:</text:span></text:p>
      <text:p text:style-name="P39"><text:span text:style-name="T121">“</text:span><text:span text:style-name="T121">We tested (1) if coupling between resistance and tolerance of each host differs between both parasite species; and (2) local adaptation of </text:span><text:span text:style-name="T126">E. ferrisi</text:span><text:span text:style-name="T121"> using a parasite isolated in a </text:span><text:span text:style-name="T127">M. m. domesticus</text:span><text:span text:style-name="T121"> host and one in a </text:span><text:span text:style-name="T127">M. m. musculus</text:span><text:span text:style-name="T121"> host.”</text:span></text:p>
      <text:p text:style-name="P43"><text:span text:style-name="T120">and in the discussion, lines 350-352:</text:span></text:p>
      <text:p text:style-name="P42"><text:span text:style-name="Emphasis"><text:span text:style-name="T148">“Moreover, our results did not support local adaptation of </text:span></text:span><text:span text:style-name="Emphasis"><text:span text:style-name="T150">E. ferrisi</text:span></text:span><text:span text:style-name="Emphasis"><text:span text:style-name="T148">, which might be explained by the absence of host-parasite coevolution caused by uncoupling of parasite and host fitness”</text:span></text:span></text:p>
      <text:p text:style-name="P9"><text:soft-page-break/></text:p>
      <text:p text:style-name="P54"><text:span text:style-name="T155">C6. </text:span>I also am not sure why it is advantageous to carry out this experiment on highly inbred mice, capturing little genotypic variation, rather than on mice with natural within- population variation. I found the answer in Raberg et al. 2009, who advocate such an approach to allow an estimate of the slope of the relationship between fitness and infection intensity, which they define as tolerance, per genotype. The authors of this manuscript refer to this as the usual way to measure tolerance, but this slope is not estimated here, instead a tolerance index is used – an individual based measure, rather than a genotype based measure. There is however no explanation given as to what governed this choice, why the tolerance index is preferable to the standard way, especially given that they use “fully inbred” mice (what does fully-inbred mean?).</text:p>
      <text:p text:style-name="P4"/>
      <text:p text:style-name="P20"><text:span text:style-name="T140">We revised </text:span>our analysis to <text:span text:style-name="T140">a “</text:span>slope <text:span text:style-name="T140">per </text:span>genotype” based measure, <text:span text:style-name="T131">as described earlier in this document (</text:span><text:span text:style-name="T156">C3</text:span><text:span text:style-name="T131">):</text:span></text:p>
      <text:p text:style-name="P65"><text:span text:style-name="T153">“</text:span><text:span text:style-name="T128">Tolerance is usually defined as a reaction no</text:span><text:span text:style-name="T128">rm, i.e. the regression slope of host fitness </text:span><text:span text:style-name="Emphasis"><text:span text:style-name="T143">(or health condition if that is the parameter of interest) </text:span></text:span><text:span text:style-name="T128">on in</text:span><text:span text:style-name="T128">fection intensity per genotype (</text:span><text:span text:style-name="T130">Simms, 2000;</text:span><text:span text:style-name="T145"> </text:span><text:span text:style-name="T128">Råberg et al., 2009). Thus tolerance was assessed as the slope of maximum relative weight loss compared to day 0 on number of OPG at the day of maximal shedding, within each mouse strain and for each parasite isolate. A steep slope indicates a low tolerance (high weight lost for a given p</text:span><text:span text:style-name="T128">arasite burden).” (lines 188-193) </text:span></text:p>
      <text:p text:style-name="P56"><text:span text:style-name="T101"><text:line-break/></text:span><text:span text:style-name="T108">C7. </text:span><text:span text:style-name="T1">The introduction mentions that “understanding how resistance and tolerance are coupled is necessary to conclude on health effects of parasitism”. I’m not sure I understand how data on the relationship between resistance and tolerance help to understand fitness costs. The introduction implies a prediction that resistance and tolerance are negatively correlated, but reports that one study found them to be uncoupled. A quick look at the literature led me to several more examples that are relevant, although on different host-parasite systems. The discussion is very focused on house mice and Eimeria. There needs to be broadening out of the discussion and comparison with other systems.</text:span></text:p>
      <text:p text:style-name="P16"/>
      <text:p text:style-name="P56"><text:span text:style-name="T20">We </text:span><text:span text:style-name="T28">now focus much less on fitness effects on the host </text:span><text:span text:style-name="T48">per se</text:span><text:span text:style-name="T28"> but make (potentially more bold, </text:span><text:span text:style-name="T32">we admit) </text:span><text:span text:style-name="T28">conclusion on the implications of resistance-tolerance coupling. <text:s/></text:span><text:span text:style-name="T49">In the discussion, we </text:span><text:span text:style-name="T51">developed</text:span><text:span text:style-name="T49"> the relevance of our results for </text:span><text:span text:style-name="T50">our system. </text:span><text:span text:style-name="T51">We frame this as an example </text:span><text:span text:style-name="T57">to better understand </text:span><text:soft-page-break/><text:span text:style-name="T57">the appearance of </text:span><text:span text:style-name="T55">the </text:span><text:span text:style-name="T57">co-evolution in </text:span><text:span text:style-name="T55">host–parasite </text:span><text:span text:style-name="T57">systems</text:span><text:span text:style-name="T56">. </text:span><text:span text:style-name="T57">We argue that co-evolution in more likely in systems presenting tolerance-resistance coupling. <text:tab/></text:span><text:span text:style-name="T111"><text:line-break/></text:span><text:span text:style-name="T101"><text:line-break/></text:span><text:span text:style-name="T108">C8. </text:span><text:span text:style-name="T1">Does sex play a role in either resistance or tolerance? Males and females were included in this study but pooled for data analysis.<text:tab/></text:span><text:span text:style-name="T101"><text:line-break/></text:span></text:p>
      <text:p text:style-name="P59"><text:span text:style-name="T102">We are not aware </text:span><text:span text:style-name="T103">of reasons to hypothesize higher or lower</text:span><text:span text:style-name="T102"> </text:span><text:span text:style-name="T103">resistance or tolerance </text:span><text:span text:style-name="T102">in </text:span><text:span text:style-name="T104">Eimeria</text:span><text:span text:style-name="T102"> infections in one sex. </text:span><text:span text:style-name="T103">For this reason, we chose to not use s</text:span><text:span text:style-name="T101">ex as factor in the model</text:span><text:span text:style-name="T102">, </text:span><text:span text:style-name="T103">but rather </text:span><text:span text:style-name="T101">used </text:span><text:span text:style-name="T103">a sex-balanced design within each isolate infection group</text:span><text:span text:style-name="T101"> to add more (meaningful) variance </text:span><text:span text:style-name="T103">and obtain </text:span><text:span text:style-name="T101">more conservative </text:span><text:span text:style-name="T105">results</text:span><text:span text:style-name="T101">.</text:span></text:p>
      <text:p text:style-name="P60"><text:span text:style-name="T101">Lines 143-145: </text:span></text:p>
      <text:p text:style-name="P68"><text:span text:style-name="T101">“</text:span><text:span text:style-name="T106">Mice were randomly allocated to experimental groups ensuring homogeneous distribution of ages and sexes between groups.”</text:span></text:p>
      <text:p text:style-name="P56"><text:span text:style-name="T101"><text:line-break/></text:span><text:span text:style-name="T108">C9. </text:span><text:span text:style-name="T1">The experimenters ran into some trouble during the experiment, as some mice that tested negative to Eimeria infection prior to entering the experiment, turned positive by the day the experiment started. It would be helpful to indicate what the time frame was here – how much earlier was the negative test compared to the start of the experiment? This was unfortunate, and the authors laudably make it clear that this occurred, but argue that they found no sign that it affected the outcome of the experiment, by examining the data with and without the affected trials.</text:span></text:p>
      <text:p text:style-name="P27"/>
      <text:p text:style-name="P61"><text:span text:style-name="T69">We thank the reviewer to appreciate our efforts on honesty. </text:span><text:span text:style-name="T77">We now make </text:span><text:span text:style-name="T70">the timeframe </text:span><text:span text:style-name="T72">for infections of the different batches (including the problematic batches) </text:span><text:span text:style-name="T70">more clear. </text:span><text:span text:style-name="T71">See lines 1</text:span><text:span text:style-name="T73">42</text:span><text:span text:style-name="T71"> to 1</text:span><text:span text:style-name="T73">64</text:span><text:span text:style-name="T71">:</text:span></text:p>
      <text:p text:style-name="P70"><text:span text:style-name="T71">“</text:span><text:span text:style-name="T88">All individuals were negative for </text:span><text:span text:style-name="T92">Eimeria </text:span><text:span text:style-name="T88">at the beginning of our experiment (before infection of first batch, as described in the next paragraph). In total, 1</text:span><text:span text:style-name="T89">6</text:span><text:span text:style-name="T88">8 mice were infected. Mice were randomly allocated to experimental groups ensuring homogeneous distribution of ages and sexes between groups. Our experiments were conducted in four (partially overlapping) consecutive batches for logistical reasons. The first two batches were infected with the two </text:span><text:span text:style-name="T93">E. ferrisi </text:span><text:span text:style-name="T88">isolates (Brandenburg64 and Brandenburg139), the third and fourth by one </text:span><text:span text:style-name="T93">E. ferrisi </text:span><text:span text:style-name="T88">isolate (Brandenburg64) and one </text:span><text:span text:style-name="T93">E. falciformis </text:span><text:span text:style-name="T88">isolate (Brandenburg88). Our experimental design is summarized </text:span><text:span text:style-name="T90">in </text:span><text:span text:style-name="T86">Table 1</text:span><text:span text:style-name="T91"> (chronology of experimental batches can be scrutinized in </text:span><text:span text:style-name="T87">Supplementary Table 1</text:span><text:span text:style-name="T91">). </text:span></text:p>
      <text:p text:style-name="P69"><text:span text:style-name="T95">Nematode eggs were observed in flotated feces of mice belonging to all genotypes before the experiment. Nematode infection is common in breeding facilities (Baker, 1998). Despite </text:span><text:soft-page-break/><text:span text:style-name="T95">treatment of the first infection batch of mice (B1, 22 mice) with anthelminthics (Profender®, Bayer AG, Levekusen, Germany) following the protocole of Mehlhorn et al. (2005), nematodes were still detected with PCR (following the protocole of Floyd, Rogers, Lambshead, &amp; Smith, 2005) in randomly sampled fecal samples a week later. We therefore decided not to treat mice of the foll</text:span><text:span text:style-name="T95">owing infection batches. Moreover, we observed </text:span><text:span text:style-name="T99">Eimeria </text:span><text:span text:style-name="T95">oocysts in the feces of 28 mice belonging to the last experimental batch (batch B4) at the day of infection, likely due to cross-contamination between batches. For following statistical analyses, we considered along with the full data set (N=168) a conservative data set in which cross-contaminated animals and animals treated by anthelminthic were removed (N=118). Results obtained on the conservative data set can be found in </text:span><text:span text:style-name="T98">Supplementary Material S2</text:span><text:span text:style-name="T95">.</text:span><text:span text:style-name="T95"> Despit</text:span><text:span text:style-name="T97">e </text:span><text:span text:style-name="T100">differences in significance due to a lower statistical power, t</text:span><text:span text:style-name="T84">he main conclusions of our analyses were consistent with those obtained </text:span><text:span text:style-name="T84">on the main data set.”</text:span><text:span text:style-name="T94"> </text:span></text:p>
      <text:p text:style-name="P44"><text:span text:style-name="T101"><text:line-break/></text:span></text:p>
      <text:p text:style-name="P56"><text:span text:style-name="T5">C10. </text:span><text:span text:style-name="T1">I think this is an error on page 10 – “SHUNT (Mmd subspecies) shed more OPG at the peak of shedding than both Mmm subspecies, PWD and BUSNA”. It looks like it should be “less” not “more”.</text:span><text:span text:style-name="T101"><text:line-break/></text:span></text:p>
      <text:p text:style-name="P22">Thank you for <text:span text:style-name="T138">spotting </text:span>this <text:span text:style-name="T138">mistake! We reshaped the document</text:span> <text:span text:style-name="T138">(</text:span>following other comments<text:span text:style-name="T138">)</text:span>, <text:span text:style-name="T138">and therefore removed this </text:span>sentence <text:span text:style-name="T138">completely</text:span>. </text:p>
      <text:p text:style-name="P56"><text:span text:style-name="T101"><text:line-break/></text:span><text:span text:style-name="T5">C11. </text:span><text:span text:style-name="T1">Tables 2 until 6 duplicate some information from the figures – the upper diagonal of the tables shows estimate contrasts and SE, while estimates and CI are plotted in the figures. The lower diagonal shows statistics and p values. It would help the reader to indicate the difference between the upper and lower diagonals in the table headings. I would also suggest moving these tables to the Supplement, but keeping the figures in the main document.</text:span></text:p>
      <text:p text:style-name="P5"/>
      <text:p text:style-name="P56"><text:span text:style-name="T35">We thank the reviewer for this comment. As w</text:span><text:span text:style-name="T34">e reshaped the document</text:span><text:span text:style-name="T33"> </text:span><text:span text:style-name="T34">(</text:span><text:span text:style-name="T33">following other comments</text:span><text:span text:style-name="T34">), </text:span><text:span text:style-name="T35">we do not discuss in details the differences between each strains any longer</text:span><text:span text:style-name="T33">.<text:tab/></text:span></text:p>
      <text:p text:style-name="P56"><text:span text:style-name="T36"/></text:p>
      <text:p text:style-name="P56"><text:span text:style-name="T5">C12. </text:span><text:span text:style-name="T1">It seems clear that the controversy about degree of parasite resistance in house mice in the hybrid zones interests the authors – but the links to this study seem fuzzy, as the house mice were not from the house mice hybrid zone, only the parasites were.<text:tab/></text:span><text:span text:style-name="T101"><text:line-break/></text:span></text:p>
      <text:p text:style-name="P53"><text:soft-page-break/>As developed earlier <text:span text:style-name="T154">(</text:span><text:span text:style-name="T155">C2.</text:span><text:span text:style-name="T154">)</text:span>, we revised our focus and <text:span text:style-name="T159">w</text:span><text:span text:style-name="T132">e </text:span><text:span text:style-name="T133">now highlight implications of our main result (resistance-tolerance coupling for one but not the other parasite) for the </text:span><text:span text:style-name="T132">house mouse hybrid zone </text:span><text:span text:style-name="T133">in </text:span><text:span text:style-name="T134">the </text:span><text:span text:style-name="T132">discussion (lines 3</text:span><text:span text:style-name="T135">24</text:span><text:span text:style-name="T132">-3</text:span><text:span text:style-name="T135">32</text:span><text:span text:style-name="T132">). </text:span><text:span text:style-name="T134">We hope this shows t</text:span><text:span text:style-name="T133">he relevance of our findings </text:span><text:span text:style-name="T134">within our system:</text:span></text:p>
      <text:p text:style-name="P72"><text:span text:style-name="Emphasis"><text:span text:style-name="T146">“In our host system, the house mice, for example, i</text:span></text:span><text:span text:style-name="Emphasis"><text:span text:style-name="T149">t has been shown that hybrids between </text:span></text:span><text:span text:style-name="Emphasis"><text:span text:style-name="T151">M. m. domesticus</text:span></text:span><text:span text:style-name="Emphasis"><text:span text:style-name="T149"> and </text:span></text:span><text:span text:style-name="Emphasis"><text:span text:style-name="T151">M. m. musculus</text:span></text:span><text:span text:style-name="Emphasis"><text:span text:style-name="T149"> are more resistant to parasites (Baird et al., 2012), including </text:span></text:span><text:span text:style-name="Emphasis"><text:span text:style-name="T152">Eimeria</text:span></text:span><text:span text:style-name="Emphasis"><text:span text:style-name="T149">, but tolerance could not be measured under natural conditions (Balard et al., 2020). The effect of parasites on host fitness in the evolution of the house mouse hybrid zone is thus still rather ambiguous (</text:span></text:span><text:span text:style-name="Emphasis"><text:span text:style-name="T146">Baird &amp; Goüy de Bellocq, 2019)</text:span></text:span><text:span text:style-name="Emphasis"><text:span text:style-name="T149">. We show that careful distinction between parasite species is necessary when analysing parasite host interaction (see also Jarquin et al 2019) and that it is indispensable to measure both resistance and tolerance in </text:span></text:span><text:span text:style-name="Emphasis"><text:span text:style-name="T152">Eimeria</text:span></text:span><text:span text:style-name="Emphasis"><text:span text:style-name="T149"> infections of house mice. “</text:span></text:span></text:p>
      <text:p text:style-name="P56"><text:span text:style-name="T101"><text:line-break/></text:span><text:span text:style-name="T5">C13. </text:span><text:span text:style-name="T1">Were the data analysed twice (once looking at subspecies/species differences and once looking at strain differences) because there wasn’t enough data to do one model with strain nested within species, fitting all the variables?<text:tab/></text:span></text:p>
      <text:p text:style-name="P5"/>
      <text:p text:style-name="P67">We <text:span text:style-name="T139">previously tried to summarize results at the parasite species and mouse subspecies level. This comment made clear that this was confusing. We thus only report results at the detailed mouse </text:span>strain level <text:span text:style-name="T139">and parasite isolate level. The other “summary </text:span>analyses” were redundant.<text:tab/></text:p>
      <text:p text:style-name="P57"><text:span text:style-name="T101"><text:line-break/></text:span><text:span text:style-name="T1">Reviewer: 2<text:tab/></text:span><text:span text:style-name="T101"><text:line-break/><text:line-break/></text:span><text:span text:style-name="T1">Comments to the Author<text:tab/></text:span><text:span text:style-name="T101"><text:line-break/></text:span><text:span text:style-name="T5">C1</text:span><text:span text:style-name="T6">4</text:span><text:span text:style-name="T5">. </text:span><text:span text:style-name="T1">In this paper, the authors explore the effect of experimental parasitism by two closely related Eimeria parasites on four widl-derived strains of inbred mice to infections in terms of body mass loss and parasitism load (density of oocysts in feces). They claim to have estimated the level of host defences against experimental infection in terms of resistance and tolerance response as the inverse of maximum density of oocysts and the ratio between body mass loss and maximum density of oocysts, respectively. I do not think the approach used to estimate tolerance is suitable, for two reasons: first, by using ratios (Instead of reaction norms) tolerance might by confounded with vigour; and second, resistance values are used in the denominator of the equation to estimate tolerance, which by itself could explain the claimed negative association found for one of the parasites.</text:span></text:p>
      <text:p text:style-name="P5"/>
      <text:p text:style-name="P48"><text:soft-page-break/><text:span text:style-name="T140">We revised </text:span>our analysis to <text:span text:style-name="T140">a “</text:span>slope <text:span text:style-name="T140">per </text:span>genotype” based measure, <text:span text:style-name="T131">as described earlier in this document (</text:span><text:span text:style-name="T156">C3</text:span><text:span text:style-name="T131">):</text:span></text:p>
      <text:p text:style-name="P49"/>
      <text:p text:style-name="P66"><text:span text:style-name="T118">“</text:span><text:span text:style-name="T123">Tolerance is usually defined as a reaction no</text:span><text:span text:style-name="T123">rm, i.e. the regression slope of host fitness </text:span><text:span text:style-name="Emphasis"><text:span text:style-name="T142">(or health condition if that is the parameter of interest) </text:span></text:span><text:span text:style-name="T123">on in</text:span><text:span text:style-name="T123">fection intensity per genotype (</text:span><text:span text:style-name="T125">Simms, 2000;</text:span><text:span text:style-name="T144"> </text:span><text:span text:style-name="T123">Råberg et al., 2009). Thus tolerance was assessed as the slope of maximum relative weight loss compared to day 0 on number of OPG at the day of maximal shedding, within each mouse strain and for each parasite isolate. A steep slope indicates a low tolerance (high weight lost for a given p</text:span><text:span text:style-name="T123">arasite burden).” (lines 188-193) </text:span></text:p>
      <text:p text:style-name="P10"/>
      <text:p text:style-name="P55"><text:span text:style-name="T155">C1</text:span><text:span text:style-name="T157">5</text:span><text:span text:style-name="T155">. </text:span>The paper is quite difficult to follow, and the importance of the study and results in evolutionary scenarios is vaguely introduced.  In fact, most results merely describe the effects of experimental infection. The part of the manuscript that in my opinion is more interesting for evolutionary biologist is the study of associations between defensive tolerance and defensive resistance, and the manuscript should therefore be focused in this matter. However, as mentioned before, I think the estimate of tolerance is not appropriate and thus I do not think the conclusions on this experiment are strong enough.</text:p>
      <text:p text:style-name="P25"/>
      <text:p text:style-name="P57"><text:span text:style-name="T29">We rewrote it </text:span><text:span text:style-name="T15">almost entirely, </text:span><text:span text:style-name="T37">and changed our estimate of tolerance</text:span><text:span text:style-name="T15">. </text:span><text:span text:style-name="T29">We are curious how the reviewers </text:span><text:span text:style-name="T30">perceive this new focus</text:span><text:span text:style-name="T15">.<text:tab/></text:span><text:span text:style-name="T101"><text:line-break/><text:line-break/></text:span><text:span text:style-name="T5">C1</text:span><text:span text:style-name="T6">6</text:span><text:span text:style-name="T5">. </text:span><text:span text:style-name="T1">There are no line numbers, which make difficult pointing at the sentences to comment.  In any case, with the hope of explaining further my point of view, I offer some comments below.</text:span><text:span text:style-name="T101"><text:line-break/></text:span></text:p>
      <text:p text:style-name="P28"><text:span text:style-name="T15">We apologize for this mistake and added line numbers</text:span><text:span text:style-name="T30"> in the current (we previously had the experience that the JEB submission system adds a – then confusing – own set of line numbers)</text:span><text:span text:style-name="T15">.</text:span><text:span text:style-name="T10"><text:tab/></text:span><text:span text:style-name="T101"><text:line-break/></text:span></text:p>
      <text:p text:style-name="P57"><text:span text:style-name="T5">C1</text:span><text:span text:style-name="T6">7</text:span><text:span text:style-name="T5">. </text:span><text:span text:style-name="T1">Abstract has to be completely rewritten with direct and clear messages introducing the importance of the study, methodology employed, results and inferences of result. By now, from the abstract, it is difficult understand the performed work, whereas readers should be able to figure out what has been </text:span><text:soft-page-break/><text:span text:style-name="T1">done. Some examples:<text:tab/></text:span><text:span text:style-name="T101"><text:line-break/></text:span><text:span text:style-name="T1">Abstract, 4th line: what do you mean with “hybrid hosts”?<text:tab/></text:span></text:p>
      <text:p text:style-name="P30"><text:span text:style-name="T1">Abstract, 5th line: what kind of fitness effects? What do you mean with modulatory effect?</text:span><text:span text:style-name="T101"><text:line-break/></text:span><text:span text:style-name="T1">Abstract: brief explanation of how resistance and tolerance responses were estimated is necessary here, before exposing the results.<text:tab/></text:span><text:span text:style-name="T101"><text:line-break/></text:span><text:span text:style-name="T1">Abstract, the two last lines: why findings of resistance in …. have to be interpreted carefully?</text:span><text:span text:style-name="T101"><text:line-break/></text:span></text:p>
      <text:p text:style-name="P32"><text:span text:style-name="T31">We re-wrote the abstract following </text:span><text:span text:style-name="T30">this </text:span><text:span text:style-name="T31">advice </text:span><text:span text:style-name="T30">but also to reflect the revised conceptual focus of our manuscript. </text:span></text:p>
      <text:p text:style-name="P26"/>
      <text:p text:style-name="P57"><text:span text:style-name="T5">C1</text:span><text:span text:style-name="T6">8</text:span><text:span text:style-name="T5">. </text:span><text:span text:style-name="T1">Introduction:<text:tab/></text:span><text:span text:style-name="T101"><text:line-break/></text:span><text:span text:style-name="T8">“</text:span><text:span text:style-name="T1">In natural populations, costs of the two lines of defences against parasites predict that resistance and tolerance are negatively correlated”. I do not agree! Tolerance and resistance can be positively, negatively or nor related to each other. It is just that two different lines of resistance defences, which both are costly, can be positively, negatively or nor related to each other.<text:tab/></text:span></text:p>
      <text:p text:style-name="P3"/>
      <text:p text:style-name="P63"><text:span text:style-name="T11">We agree and modified </text:span><text:span text:style-name="T52">the introduction highlighting the different possible scenarios of </text:span><text:span text:style-name="T53">a) </text:span><text:span text:style-name="T52">negative, </text:span><text:span text:style-name="T53">b) </text:span><text:span text:style-name="T52">positive or </text:span><text:span text:style-name="T53">c) </text:span><text:span text:style-name="T52">absence of correlation </text:span><text:span text:style-name="T54">(see lines 52 to 80)</text:span><text:span text:style-name="T52">. </text:span></text:p>
      <text:p text:style-name="P57"><text:span text:style-name="T101"><text:line-break/></text:span><text:span text:style-name="T5">C1</text:span><text:span text:style-name="T6">9</text:span><text:span text:style-name="T5">. </text:span><text:span text:style-name="T1">The Introduction is devoted to (i) explain that both resistance and tolerance defensive responses have associated costs, (ii) introduce mouse subspecies immunological characteristics, the two protozoa Eimeria parasites, their prevalence, and their effects in their mouse hots. The authors finish the introduction mentioning that because of differences in prevalence and pathogenicity, associations between resistance and tolerance against the two parasites might differ. I think authors should pay more effort to explain the importance of the study in evolutionary scenarios by, for instance, make clearer the importance of detecting different defensive strategies of hosts against different parasites in scenarios of host-parasites interactions and evolution.<text:tab/></text:span></text:p>
      <text:p text:style-name="P7"/>
      <text:p text:style-name="P57"><text:span text:style-name="T16">We entirely rewrot</text:span><text:span text:style-name="T30">e </text:span><text:span text:style-name="T16">our introduction following </text:span><text:span text:style-name="T30">this </text:span><text:span text:style-name="T16">advice, please see in revised manuscript. </text:span><text:span text:style-name="T30">We focus on the implication of coupling between resistance and tolerance. <text:tab/></text:span><text:span text:style-name="T101"><text:line-break/><text:line-break/></text:span><text:span text:style-name="T5">C</text:span><text:span text:style-name="T6">20</text:span><text:span text:style-name="T5">. </text:span><text:span text:style-name="T1">Material and methods<text:tab/></text:span><text:span text:style-name="T101"><text:line-break/></text:span><text:soft-page-break/><text:span text:style-name="T1">Please, try not to use acronyms, or reduce them to a minimum. It makes it very difficult to follow the text.</text:span></text:p>
      <text:p text:style-name="P7"><text:span text:style-name="T112">We</text:span><text:span text:style-name="T109"> replace</text:span><text:span text:style-name="T112">d</text:span><text:span text:style-name="T109"> all Mmm </text:span><text:span text:style-name="T112">and Mmd acronyms </text:span><text:span text:style-name="T109">by </text:span><text:span text:style-name="T112">species names for clarity.</text:span> </text:p>
      <text:p text:style-name="P58"><text:span text:style-name="T101"><text:line-break/></text:span><text:span text:style-name="T1">I am not an expert on the described lab methodologies, and thus I cannot comment on them.</text:span><text:span text:style-name="T101"><text:line-break/></text:span><text:span text:style-name="T1">Experimental approach:<text:tab/></text:span><text:span text:style-name="T101"><text:line-break/></text:span><text:span text:style-name="T5">C</text:span><text:span text:style-name="T6">21</text:span><text:span text:style-name="T5">. </text:span><text:span text:style-name="T1">Mice were orally infected with 150 sporulated oocysts, weight recorded and faeces collected daily.</text:span><text:span text:style-name="T101"><text:line-break/></text:span><text:span text:style-name="T1">All 108 used mice we infected and no control group was followed. In my opinion, control groups are necessary given that cross-contamination between batches can occur, and because experimental mice might be infected by nematodes or others kinds of parasites (last paragraph of “experimental infection).</text:span><text:span text:style-name="T101"><text:line-break/></text:span></text:p>
      <text:p text:style-name="P45"><text:span text:style-name="T160">As discussed earlier (</text:span><text:span text:style-name="T158">C4.</text:span><text:span text:style-name="T160">) e</text:span><text:span text:style-name="T101">ach animal present individual variation </text:span><text:span text:style-name="T137">in weight at the time of infection</text:span><text:span text:style-name="T101">. </text:span><text:span text:style-name="T137">W</text:span><text:span text:style-name="T101">e </text:span><text:span text:style-name="T137">are convinced that </text:span><text:span text:style-name="T101">each individual at starting day is </text:span><text:span text:style-name="T137">a better </text:span><text:span text:style-name="T101">control for </text:span><text:span text:style-name="T137">it’s own weight loss. The assessment of harm caused in animal infection experiments (for potentially necessary humane endpoints) does e.g. not allow comparison to a control group, but only to the starting weight of the same individual. We agree with this regulations and consider the “internal control” more relevant than uninfected control groups (which we are frankly not allowed to use in this experiment). We implement this within our analysis using a fixed a null intercept, as detailed in earlier comments.</text:span></text:p>
      <text:p text:style-name="P58"><text:span text:style-name="T101"><text:line-break/></text:span><text:span text:style-name="T1">Measures of resistance and tolerance: I am not sure the approach is appropriate or correct to test the idea.<text:tab/></text:span></text:p>
      <text:p text:style-name="P58"><text:span text:style-name="T5">C</text:span><text:span text:style-name="T6">22</text:span><text:span text:style-name="T5">. </text:span><text:span text:style-name="T1">- Resistance: “number of oocysts per gram of feces (OPG) at the day of maximal shedding”. Do you mean the inverse of number of oocysts …. ?<text:tab/></text:span></text:p>
      <text:p text:style-name="P35"><text:span text:style-name="T74">W</text:span><text:span text:style-name="T65">e corrected this point, see lines 1</text:span><text:span text:style-name="T78">70-171</text:span><text:span text:style-name="T65">:</text:span></text:p>
      <text:p text:style-name="P41"><text:span text:style-name="T65">“</text:span><text:span text:style-name="T79">Therefore, a</text:span><text:span text:style-name="T80">s a proxy of (</text:span><text:span text:style-name="T80">inverse of</text:span><text:span text:style-name="T80">) resistance we used the <text:s/>number of oocysts per gram of feces (OPG) at the day of maximal shedding. </text:span><text:span text:style-name="T65">”</text:span></text:p>
      <text:p text:style-name="P57"><text:span text:style-name="T101"><text:line-break/></text:span><text:span text:style-name="T5">C</text:span><text:span text:style-name="T6">23. </text:span><text:span text:style-name="T1">- Tolerance: “We defined a tolerance index for each individual, describing how its health varied with infection intensity, between day 0 of infection (weight = 100%, parasite intensity = 0 oocyst per mouse gram) and highest impact (weight = maximum weight loss relative to day 0, parasite intensity = </text:span><text:soft-page-break/><text:span text:style-name="T1">maximum parasite number per gram of feces).”<text:tab/></text:span><text:span text:style-name="T101"><text:line-break/></text:span><text:span text:style-name="T6"> </text:span><text:span text:style-name="T1">Two points: (i) But you first mentioned that tolerance is defined as the slope (reaction norm) of the relationship between parasite burden and fitness related variable (… ??). Why didn’t you estimate the reaction norms, then?<text:tab/></text:span><text:span text:style-name="T101"><text:line-break/></text:span><text:span text:style-name="T1">(ii) Ratios between fitness related variables (or phenotypic quality) and intensity of parasitism are not a good approach to characterise tolerance because it might be confound with individual vigour (i.e., better quality individuals will experience smaller negative effect of a target parasitism burden, but it does not mean they are more tolerant than individuals of lower quality). See discussion on Raberg et al. 2009 and Fry 1993 (Fry JD. 1993. The “general vigor” problem: can antagonistic pleiotropy be detected when genetic covariances are positive? Evolution. 47:327–333.) for the exposition of the namely vigor problem.<text:tab/></text:span><text:span text:style-name="T101"><text:line-break/></text:span><text:span text:style-name="T1">(iii) In any case, tolerance is estimated by using the value of resistance in the denominator of the ratio, implying additional problems of interpretation of results, mainly when the aim of the manuscript is to explore association between estimates of tolerance and of resistance</text:span><text:span text:style-name="T101"><text:line-break/></text:span><text:span text:style-name="T1">tolerance = (maximum relative weight loss … / maximum number of oocysts …),</text:span><text:span text:style-name="T101"><text:line-break/></text:span><text:span text:style-name="T1">As the maximum number of oocysts is used as a measure of resistance, tolerance is defined on the base of the level of resistance. Thus, it is not unexpected that estimates of resistance and tolerance were negatively related, it is just the mathematical consequence of the methods used to estimate them.</text:span></text:p>
      <text:p text:style-name="P19"/>
      <text:p text:style-name="P45">We agree with the reviewer<text:span text:style-name="T163">s</text:span> than our index <text:span text:style-name="T136">calculated </text:span>was <text:span text:style-name="T136">based on measurements for host </text:span>individual<text:span text:style-name="T136">s</text:span>. Following the advice of the reviewer<text:span text:style-name="T163">s</text:span>, we changed it for a genotype based measurement, within each group. <text:s/><text:span text:style-name="T119">We described our approach in material and method as follows (lines 188-193):</text:span></text:p>
      <text:p text:style-name="P46"/>
      <text:p text:style-name="P40">“<text:span text:style-name="T123">Tolerance is usually defined as a reaction no</text:span><text:span text:style-name="T123">rm, i.e. the regression slope of host fitness </text:span><text:span text:style-name="Emphasis"><text:span text:style-name="T142">(or health condition if that is the parameter of interest) </text:span></text:span><text:span text:style-name="T123">on in</text:span><text:span text:style-name="T123">fection intensity per genotype (</text:span><text:span text:style-name="T125">Simms, 2000;</text:span><text:span text:style-name="T144"> </text:span><text:span text:style-name="T123">Råberg et al., 2009). Thus tolerance was assessed as the slope of maximum relative weight loss compared to day 0 on number of OPG at the day of maximal shedding, within each mouse strain and for each parasite isolate. A steep slope indicates a low tolerance (high weight lost for a given p</text:span><text:span text:style-name="T123">arasite burden).”</text:span></text:p>
      <text:p text:style-name="P47"/>
      <text:p text:style-name="P64"><text:span text:style-name="T17">W</text:span><text:span text:style-name="T63">e also discuss possible statistical artifacts that could emerge as well from a linear regression between tolerance (measured now as reaction norm) and resistance (lines 228-238):</text:span></text:p>
      <text:p text:style-name="P71"><text:soft-page-break/><text:span text:style-name="T64">“Of note,</text:span><text:span text:style-name="Emphasis"><text:span text:style-name="T58"> </text:span></text:span><text:span text:style-name="Emphasis"><text:span text:style-name="T61">tolerance (in absolute value) is measured as the slop</text:span></text:span><text:span text:style-name="Emphasis"><text:span text:style-name="T62">e α </text:span></text:span><text:span text:style-name="Emphasis"><text:span text:style-name="T61">of the linear regression of</text:span></text:span><text:span text:style-name="Emphasis"><text:span text:style-name="T58"> parasite load (x) on maximum relative weight loss (y) of equation y </text:span></text:span><text:span text:style-name="Emphasis"><text:span text:style-name="T59">= αx + β </text:span></text:span><text:span text:style-name="Emphasis"><text:span text:style-name="T58">(</text:span></text:span><text:span text:style-name="Emphasis"><text:span text:style-name="T59">α</text:span></text:span><text:span text:style-name="Emphasis"><text:span text:style-name="T58"> being the slope and </text:span></text:span><text:span text:style-name="Emphasis"><text:span text:style-name="T59">β</text:span></text:span><text:span text:style-name="Emphasis"><text:span text:style-name="T58"> the intercept, 0 in our case). Therefore, tolerance is expressed as </text:span></text:span><text:span text:style-name="Emphasis"><text:span text:style-name="T59">α</text:span></text:span><text:span text:style-name="Emphasis"><text:span text:style-name="T58"> = y/x – </text:span></text:span><text:span text:style-name="Emphasis"><text:span text:style-name="T59">β</text:span></text:span><text:span text:style-name="Emphasis"><text:span text:style-name="T58">. As x and y/x are by definition not independent, testing the correlation between resistance and tolerance can lead to spurious </text:span></text:span><text:span text:style-name="Emphasis"><text:span text:style-name="T59">correlation (Brett, 2004). </text:span></text:span><text:span text:style-name="Emphasis"><text:span text:style-name="T59">To alleviate the dangers of this statistical artifact, we additionally tested differences in resistance, impact on health and tolerance between mouse strains separately and also the underlying correlation between mean parasite load (x) and mean relative weight loss (y). We use the terminology “coupling” (between resistance and tolerance) to describe genotype-level correlation between tolerance and resistance additionally supported by the absence of positive correlation between health-effect and resistance.”</text:span></text:span><text:span text:style-name="Emphasis"><text:span text:style-name="T59"> </text:span></text:span></text:p>
      <text:p text:style-name="P52"/>
      <text:p text:style-name="P50"><text:span text:style-name="T162">We thank the reviewers for these comments that without doubt have greatly improved our manuscript. We hope that these improvements will make our manuscript acceptable for publication in JEB.</text:span></text:p>
      <text:p text:style-name="P21"/>
      <text:p text:style-name="P21">Yours sincerely, </text:p>
      <text:p text:style-name="P37"><text:span text:style-name="T19">T</text:span><text:span text:style-name="T18">he authors</text:span></text:p>
      <text:p text:style-name="P37"><text:span text:style-name="T101"><text:line-break/></text:span><text:span text:style-name="T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Open Sans" svg:font-family="'Open Sans', icomoon, sans-serif" style:font-family-generic="roman" style:font-pitch="variable"/>
    <style:font-face style:name="Times New Roman" svg:font-family="'Times New Roman'" style:font-family-generic="roman" style:font-pitch="variable"/>
    <style:font-face style:name="arial" svg:font-family="arial" style:font-family-generic="roman" style:font-pitch="variable"/>
    <style:font-face style:name="Liberation Sans" svg:font-family="'Liberation Sans'" style:font-family-generic="swiss" style:font-pitch="variable"/>
    <style:font-face style:name="Century Schoolbook" svg:font-family="'Century Schoolbook'"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1" style:display-name="ListLabel 81" style:family="text">
      <style:text-properties fo:color="#00000a" style:text-underline-style="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2-25T10:30:19.281416132</meta:creation-date>
    <dc:date>2020-05-19T15:55:55.692294206</dc:date>
    <meta:editing-duration>P1DT17H42M15S</meta:editing-duration>
    <meta:editing-cycles>38</meta:editing-cycles>
    <meta:generator>LibreOffice/6.1.5.2$Linux_X86_64 LibreOffice_project/10$Build-2</meta:generator>
    <meta:document-statistic meta:table-count="0" meta:image-count="0" meta:object-count="0" meta:page-count="14" meta:paragraph-count="77" meta:word-count="4657" meta:character-count="29634" meta:non-whitespace-character-count="24935"/>
  </office:meta>
</office:document-meta>
</file>